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3.9055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8819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" table:style-name="ta1">
        <table:shapes>
          <draw:frame draw:z-index="0" draw:style-name="gr1" draw:text-style-name="P1" svg:width="11.1972in" svg:height="5.689in" svg:x="2.7472in" svg:y="0.163in">
            <draw:object draw:notify-on-update-of-ranges="test2.F1:test2.F1 test2.F2:test2.F169 test2.G1:test2.G1 test2.G2:test2.G1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cherTypes</text:p>
          </table:table-cell>
          <table:table-cell office:value-type="string" calcext:value-type="string">
            <text:p>SelectorTypes</text:p>
          </table:table-cell>
          <table:table-cell office:value-type="string" calcext:value-type="string">
            <text:p>DetectorType</text:p>
          </table:table-cell>
          <table:table-cell office:value-type="string" calcext:value-type="string">
            <text:p>descriptorType</text:p>
          </table:table-cell>
          <table:table-cell office:value-type="string" calcext:value-type="string">
            <text:p>Detector – Descriptor</text:p>
          </table:table-cell>
          <table:table-cell office:value-type="string" calcext:value-type="string">
            <text:p>Desc-time</text:p>
          </table:table-cell>
          <table:table-cell office:value-type="string" calcext:value-type="string">
            <text:p>No of M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table:number-columns-repeated="2" office:value-type="string" calcext:value-type="string">
            <text:p>AKAZE <text:s text:c="3"/></text:p>
          </table:table-cell>
          <table:table-cell table:formula="of:=COM.MICROSOFT.CONCAT([.C2];&quot; &quot;;[.D2] ;&quot; &quot; ;[.A2];&quot; &quot;;[.B2])" office:value-type="string" office:string-value="AKAZE     AKAZE     MAT_BF      SEL_NN     " calcext:value-type="string">
            <text:p>AKAZE <text:s text:c="4"/>AKAZE <text:s text:c="4"/>MAT_BF <text:s text:c="5"/>SEL_NN <text:s text:c="4"/></text:p>
          </table:table-cell>
          <table:table-cell office:value-type="float" office:value="18884.8" calcext:value-type="float">
            <text:p>18884.8</text:p>
          </table:table-cell>
          <table:table-cell office:value-type="float" office:value="138.889" calcext:value-type="float">
            <text:p>138.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table:number-columns-repeated="2" office:value-type="string" calcext:value-type="string">
            <text:p>AKAZE <text:s text:c="3"/></text:p>
          </table:table-cell>
          <table:table-cell table:formula="of:=COM.MICROSOFT.CONCAT([.C3];&quot; &quot;;[.D3] ;&quot; &quot; ;[.A3];&quot; &quot;;[.B3])" office:value-type="string" office:string-value="AKAZE     AKAZE     MAT_BF      SEL_KNN    " calcext:value-type="string">
            <text:p>AKAZE <text:s text:c="4"/>AKAZE <text:s text:c="4"/>MAT_BF <text:s text:c="5"/>SEL_KNN <text:s text:c="3"/></text:p>
          </table:table-cell>
          <table:table-cell office:value-type="float" office:value="18857" calcext:value-type="float">
            <text:p>18857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table:number-columns-repeated="2" office:value-type="string" calcext:value-type="string">
            <text:p>AKAZE <text:s text:c="3"/></text:p>
          </table:table-cell>
          <table:table-cell table:formula="of:=COM.MICROSOFT.CONCAT([.C4];&quot; &quot;;[.D4] ;&quot; &quot; ;[.A4];&quot; &quot;;[.B4])" office:value-type="string" office:string-value="AKAZE     AKAZE     MAT_FLANN     SEL_NN     " calcext:value-type="string">
            <text:p>AKAZE <text:s text:c="4"/>AKAZE <text:s text:c="4"/>MAT_FLANN <text:s text:c="4"/>SEL_NN <text:s text:c="4"/></text:p>
          </table:table-cell>
          <table:table-cell office:value-type="float" office:value="18679.8" calcext:value-type="float">
            <text:p>18679.8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table:number-columns-repeated="2" office:value-type="string" calcext:value-type="string">
            <text:p>AKAZE <text:s text:c="3"/></text:p>
          </table:table-cell>
          <table:table-cell table:formula="of:=COM.MICROSOFT.CONCAT([.C5];&quot; &quot;;[.D5] ;&quot; &quot; ;[.A5];&quot; &quot;;[.B5])" office:value-type="string" office:string-value="AKAZE     AKAZE     MAT_FLANN     SEL_KNN    " calcext:value-type="string">
            <text:p>AKAZE <text:s text:c="4"/>AKAZE <text:s text:c="4"/>MAT_FLANN <text:s text:c="4"/>SEL_KNN <text:s text:c="3"/></text:p>
          </table:table-cell>
          <table:table-cell office:value-type="float" office:value="18960.3" calcext:value-type="float">
            <text:p>18960.3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6];&quot; &quot;;[.D6] ;&quot; &quot; ;[.A6];&quot; &quot;;[.B6])" office:value-type="string" office:string-value="AKAZE     BRIEF     MAT_BF      SEL_NN     " calcext:value-type="string">
            <text:p>AKAZE <text:s text:c="4"/>BRIEF <text:s text:c="4"/>MAT_BF <text:s text:c="5"/>SEL_NN <text:s text:c="4"/></text:p>
          </table:table-cell>
          <table:table-cell office:value-type="float" office:value="403" calcext:value-type="float">
            <text:p>403</text:p>
          </table:table-cell>
          <table:table-cell office:value-type="float" office:value="139.222" calcext:value-type="float">
            <text:p>139.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7];&quot; &quot;;[.D7] ;&quot; &quot; ;[.A7];&quot; &quot;;[.B7])" office:value-type="string" office:string-value="AKAZE     BRIEF     MAT_BF      SEL_KNN    " calcext:value-type="string">
            <text:p>AKAZE <text:s text:c="4"/>BRIEF <text:s text:c="4"/>MAT_BF <text:s text:c="5"/>SEL_KNN <text:s text:c="3"/></text:p>
          </table:table-cell>
          <table:table-cell office:value-type="float" office:value="410.222" calcext:value-type="float">
            <text:p>410.222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8];&quot; &quot;;[.D8] ;&quot; &quot; ;[.A8];&quot; &quot;;[.B8])" office:value-type="string" office:string-value="AKAZE     BRIEF     MAT_FLANN     SEL_NN     " calcext:value-type="string">
            <text:p>AKAZE <text:s text:c="4"/>BRIEF <text:s text:c="4"/>MAT_FLANN <text:s text:c="4"/>SEL_NN <text:s text:c="4"/></text:p>
          </table:table-cell>
          <table:table-cell office:value-type="float" office:value="397" calcext:value-type="float">
            <text:p>397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9];&quot; &quot;;[.D9] ;&quot; &quot; ;[.A9];&quot; &quot;;[.B9])" office:value-type="string" office:string-value="AKAZE     BRIEF     MAT_FLANN     SEL_KNN    " calcext:value-type="string">
            <text:p>AKAZE <text:s text:c="4"/>BRIEF <text:s text:c="4"/>MAT_FLANN <text:s text:c="4"/>SEL_KNN <text:s text:c="3"/></text:p>
          </table:table-cell>
          <table:table-cell office:value-type="float" office:value="413.667" calcext:value-type="float">
            <text:p>413.667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0];&quot; &quot;;[.D10] ;&quot; &quot; ;[.A10];&quot; &quot;;[.B10])" office:value-type="string" office:string-value="AKAZE     BRISK      MAT_BF      SEL_NN     " calcext:value-type="string">
            <text:p>AKAZE <text:s text:c="4"/>BRISK <text:s text:c="5"/>MAT_BF <text:s text:c="5"/>SEL_NN <text:s text:c="4"/></text:p>
          </table:table-cell>
          <table:table-cell office:value-type="float" office:value="18252.8" calcext:value-type="float">
            <text:p>18252.8</text:p>
          </table:table-cell>
          <table:table-cell office:value-type="float" office:value="139.556" calcext:value-type="float">
            <text:p>139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1];&quot; &quot;;[.D11] ;&quot; &quot; ;[.A11];&quot; &quot;;[.B11])" office:value-type="string" office:string-value="AKAZE     BRISK      MAT_BF      SEL_KNN    " calcext:value-type="string">
            <text:p>AKAZE <text:s text:c="4"/>BRISK <text:s text:c="5"/>MAT_BF <text:s text:c="5"/>SEL_KNN <text:s text:c="3"/></text:p>
          </table:table-cell>
          <table:table-cell office:value-type="float" office:value="12420.4" calcext:value-type="float">
            <text:p>12420.4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2];&quot; &quot;;[.D12] ;&quot; &quot; ;[.A12];&quot; &quot;;[.B12])" office:value-type="string" office:string-value="AKAZE     BRISK      MAT_FLANN     SEL_NN     " calcext:value-type="string">
            <text:p>AKAZE <text:s text:c="4"/>BRISK <text:s text:c="5"/>MAT_FLANN <text:s text:c="4"/>SEL_NN <text:s text:c="4"/></text:p>
          </table:table-cell>
          <table:table-cell office:value-type="float" office:value="9902.33" calcext:value-type="float">
            <text:p>9902.33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3];&quot; &quot;;[.D13] ;&quot; &quot; ;[.A13];&quot; &quot;;[.B13])" office:value-type="string" office:string-value="AKAZE     BRISK      MAT_FLANN     SEL_KNN    " calcext:value-type="string">
            <text:p>AKAZE <text:s text:c="4"/>BRISK <text:s text:c="5"/>MAT_FLANN <text:s text:c="4"/>SEL_KNN <text:s text:c="3"/></text:p>
          </table:table-cell>
          <table:table-cell office:value-type="float" office:value="17631.2" calcext:value-type="float">
            <text:p>17631.2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4];&quot; &quot;;[.D14] ;&quot; &quot; ;[.A14];&quot; &quot;;[.B14])" office:value-type="string" office:string-value="AKAZE     FREAK     MAT_BF      SEL_NN     " calcext:value-type="string">
            <text:p>AKAZE <text:s text:c="4"/>FREAK <text:s text:c="4"/>MAT_BF <text:s text:c="5"/>SEL_NN <text:s text:c="4"/></text:p>
          </table:table-cell>
          <table:table-cell office:value-type="float" office:value="17438.2" calcext:value-type="float">
            <text:p>17438.2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5];&quot; &quot;;[.D15] ;&quot; &quot; ;[.A15];&quot; &quot;;[.B15])" office:value-type="string" office:string-value="AKAZE     FREAK     MAT_BF      SEL_KNN    " calcext:value-type="string">
            <text:p>AKAZE <text:s text:c="4"/>FREAK <text:s text:c="4"/>MAT_BF <text:s text:c="5"/>SEL_KNN <text:s text:c="3"/></text:p>
          </table:table-cell>
          <table:table-cell office:value-type="float" office:value="17456.6" calcext:value-type="float">
            <text:p>17456.6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6];&quot; &quot;;[.D16] ;&quot; &quot; ;[.A16];&quot; &quot;;[.B16])" office:value-type="string" office:string-value="AKAZE     FREAK     MAT_FLANN     SEL_NN     " calcext:value-type="string">
            <text:p>AKAZE <text:s text:c="4"/>FREAK <text:s text:c="4"/>MAT_FLANN <text:s text:c="4"/>SEL_NN <text:s text:c="4"/></text:p>
          </table:table-cell>
          <table:table-cell office:value-type="float" office:value="17268.6" calcext:value-type="float">
            <text:p>17268.6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7];&quot; &quot;;[.D17] ;&quot; &quot; ;[.A17];&quot; &quot;;[.B17])" office:value-type="string" office:string-value="AKAZE     FREAK     MAT_FLANN     SEL_KNN    " calcext:value-type="string">
            <text:p>AKAZE <text:s text:c="4"/>FREAK <text:s text:c="4"/>MAT_FLANN <text:s text:c="4"/>SEL_KNN <text:s text:c="3"/></text:p>
          </table:table-cell>
          <table:table-cell office:value-type="float" office:value="17790.4" calcext:value-type="float">
            <text:p>17790.4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18];&quot; &quot;;[.D18] ;&quot; &quot; ;[.A18];&quot; &quot;;[.B18])" office:value-type="string" office:string-value="AKAZE     ORB        MAT_BF      SEL_NN     " calcext:value-type="string">
            <text:p>AKAZE <text:s text:c="4"/>ORB <text:s text:c="7"/>MAT_BF <text:s text:c="5"/>SEL_NN <text:s text:c="4"/></text:p>
          </table:table-cell>
          <table:table-cell office:value-type="float" office:value="4478" calcext:value-type="float">
            <text:p>4478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19];&quot; &quot;;[.D19] ;&quot; &quot; ;[.A19];&quot; &quot;;[.B19])" office:value-type="string" office:string-value="AKAZE     ORB        MAT_BF      SEL_KNN    " calcext:value-type="string">
            <text:p>AKAZE <text:s text:c="4"/>ORB <text:s text:c="7"/>MAT_BF <text:s text:c="5"/>SEL_KNN <text:s text:c="3"/></text:p>
          </table:table-cell>
          <table:table-cell office:value-type="float" office:value="4478.11" calcext:value-type="float">
            <text:p>4478.11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20];&quot; &quot;;[.D20] ;&quot; &quot; ;[.A20];&quot; &quot;;[.B20])" office:value-type="string" office:string-value="AKAZE     ORB        MAT_FLANN     SEL_NN     " calcext:value-type="string">
            <text:p>AKAZE <text:s text:c="4"/>ORB <text:s text:c="7"/>MAT_FLANN <text:s text:c="4"/>SEL_NN <text:s text:c="4"/></text:p>
          </table:table-cell>
          <table:table-cell office:value-type="float" office:value="4423.89" calcext:value-type="float">
            <text:p>4423.89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21];&quot; &quot;;[.D21] ;&quot; &quot; ;[.A21];&quot; &quot;;[.B21])" office:value-type="string" office:string-value="AKAZE     ORB        MAT_FLANN     SEL_KNN    " calcext:value-type="string">
            <text:p>AKAZE <text:s text:c="4"/>ORB <text:s text:c="7"/>MAT_FLANN <text:s text:c="4"/>SEL_KNN <text:s text:c="3"/></text:p>
          </table:table-cell>
          <table:table-cell office:value-type="float" office:value="4557" calcext:value-type="float">
            <text:p>4557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22];&quot; &quot;;[.D22] ;&quot; &quot; ;[.A22];&quot; &quot;;[.B22])" office:value-type="string" office:string-value="AKAZE     SIFT      MAT_BF      SEL_NN     " calcext:value-type="string">
            <text:p>AKAZE <text:s text:c="4"/>SIFT <text:s text:c="5"/>MAT_BF <text:s text:c="5"/>SEL_NN <text:s text:c="4"/></text:p>
          </table:table-cell>
          <table:table-cell office:value-type="float" office:value="10372" calcext:value-type="float">
            <text:p>10372</text:p>
          </table:table-cell>
          <table:table-cell office:value-type="float" office:value="141.889" calcext:value-type="float">
            <text:p>141.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23];&quot; &quot;;[.D23] ;&quot; &quot; ;[.A23];&quot; &quot;;[.B23])" office:value-type="string" office:string-value="AKAZE     SIFT      MAT_BF      SEL_KNN    " calcext:value-type="string">
            <text:p>AKAZE <text:s text:c="4"/>SIFT <text:s text:c="5"/>MAT_BF <text:s text:c="5"/>SEL_KNN <text:s text:c="3"/></text:p>
          </table:table-cell>
          <table:table-cell office:value-type="float" office:value="10509.4" calcext:value-type="float">
            <text:p>10509.4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24];&quot; &quot;;[.D24] ;&quot; &quot; ;[.A24];&quot; &quot;;[.B24])" office:value-type="string" office:string-value="AKAZE     SIFT      MAT_FLANN     SEL_NN     " calcext:value-type="string">
            <text:p>AKAZE <text:s text:c="4"/>SIFT <text:s text:c="5"/>MAT_FLANN <text:s text:c="4"/>SEL_NN <text:s text:c="4"/></text:p>
          </table:table-cell>
          <table:table-cell office:value-type="float" office:value="10419" calcext:value-type="float">
            <text:p>10419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AKAZE <text:s text:c="3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25];&quot; &quot;;[.D25] ;&quot; &quot; ;[.A25];&quot; &quot;;[.B25])" office:value-type="string" office:string-value="AKAZE     SIFT      MAT_FLANN     SEL_KNN    " calcext:value-type="string">
            <text:p>AKAZE <text:s text:c="4"/>SIFT <text:s text:c="5"/>MAT_FLANN <text:s text:c="4"/>SEL_KNN <text:s text:c="3"/></text:p>
          </table:table-cell>
          <table:table-cell office:value-type="float" office:value="10318.3" calcext:value-type="float">
            <text:p>10318.3</text:p>
          </table:table-cell>
          <table:table-cell office:value-type="float" office:value="165.667" calcext:value-type="float">
            <text:p>165.6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26];&quot; &quot;;[.D26])" office:value-type="string" office:string-value="BRISK     AKAZE    " calcext:value-type="string">
            <text:p>BRISK <text:s text:c="4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27];&quot; &quot;;[.D27])" office:value-type="string" office:string-value="BRISK     AKAZE    " calcext:value-type="string">
            <text:p>BRISK <text:s text:c="4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28];&quot; &quot;;[.D28])" office:value-type="string" office:string-value="BRISK     AKAZE    " calcext:value-type="string">
            <text:p>BRISK <text:s text:c="4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29];&quot; &quot;;[.D29])" office:value-type="string" office:string-value="BRISK     AKAZE    " calcext:value-type="string">
            <text:p>BRISK <text:s text:c="4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30];&quot; &quot;;[.D30] ;&quot; &quot; ;[.A30];&quot; &quot;;[.B30])" office:value-type="string" office:string-value="BRISK     BRIEF     MAT_BF      SEL_NN     " calcext:value-type="string">
            <text:p>BRISK <text:s text:c="4"/>BRIEF <text:s text:c="4"/>MAT_BF <text:s text:c="5"/>SEL_NN <text:s text:c="4"/></text:p>
          </table:table-cell>
          <table:table-cell office:value-type="float" office:value="523.444" calcext:value-type="float">
            <text:p>523.444</text:p>
          </table:table-cell>
          <table:table-cell office:value-type="float" office:value="172.222" calcext:value-type="float">
            <text:p>172.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31];&quot; &quot;;[.D31] ;&quot; &quot; ;[.A31];&quot; &quot;;[.B31])" office:value-type="string" office:string-value="BRISK     BRIEF     MAT_BF      SEL_KNN    " calcext:value-type="string">
            <text:p>BRISK <text:s text:c="4"/>BRIEF <text:s text:c="4"/>MAT_BF <text:s text:c="5"/>SEL_KNN <text:s text:c="3"/></text:p>
          </table:table-cell>
          <table:table-cell office:value-type="float" office:value="535.667" calcext:value-type="float">
            <text:p>535.667</text:p>
          </table:table-cell>
          <table:table-cell office:value-type="float" office:value="278.667" calcext:value-type="float">
            <text:p>27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32];&quot; &quot;;[.D32] ;&quot; &quot; ;[.A32];&quot; &quot;;[.B32])" office:value-type="string" office:string-value="BRISK     BRIEF     MAT_FLANN     SEL_NN     " calcext:value-type="string">
            <text:p>BRISK <text:s text:c="4"/>BRIEF <text:s text:c="4"/>MAT_FLANN <text:s text:c="4"/>SEL_NN <text:s text:c="4"/></text:p>
          </table:table-cell>
          <table:table-cell office:value-type="float" office:value="470.222" calcext:value-type="float">
            <text:p>470.222</text:p>
          </table:table-cell>
          <table:table-cell office:value-type="float" office:value="278.667" calcext:value-type="float">
            <text:p>27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33];&quot; &quot;;[.D33] ;&quot; &quot; ;[.A33];&quot; &quot;;[.B33])" office:value-type="string" office:string-value="BRISK     BRIEF     MAT_FLANN     SEL_KNN    " calcext:value-type="string">
            <text:p>BRISK <text:s text:c="4"/>BRIEF <text:s text:c="4"/>MAT_FLANN <text:s text:c="4"/>SEL_KNN <text:s text:c="3"/></text:p>
          </table:table-cell>
          <table:table-cell office:value-type="float" office:value="484.111" calcext:value-type="float">
            <text:p>484.111</text:p>
          </table:table-cell>
          <table:table-cell office:value-type="float" office:value="278.667" calcext:value-type="float">
            <text:p>27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34];&quot; &quot;;[.D34] ;&quot; &quot; ;[.A34];&quot; &quot;;[.B34])" office:value-type="string" office:string-value="BRISK     BRISK      MAT_BF      SEL_NN     " calcext:value-type="string">
            <text:p>BRISK <text:s text:c="4"/>BRISK <text:s text:c="5"/>MAT_BF <text:s text:c="5"/>SEL_NN <text:s text:c="4"/></text:p>
          </table:table-cell>
          <table:table-cell office:value-type="float" office:value="18960.4" calcext:value-type="float">
            <text:p>18960.4</text:p>
          </table:table-cell>
          <table:table-cell office:value-type="float" office:value="177.778" calcext:value-type="float">
            <text:p>177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35];&quot; &quot;;[.D35] ;&quot; &quot; ;[.A35];&quot; &quot;;[.B35])" office:value-type="string" office:string-value="BRISK     BRISK      MAT_BF      SEL_KNN    " calcext:value-type="string">
            <text:p>BRISK <text:s text:c="4"/>BRISK <text:s text:c="5"/>MAT_BF <text:s text:c="5"/>SEL_KNN <text:s text:c="3"/></text:p>
          </table:table-cell>
          <table:table-cell office:value-type="float" office:value="10708.9" calcext:value-type="float">
            <text:p>10708.9</text:p>
          </table:table-cell>
          <table:table-cell office:value-type="float" office:value="278.667" calcext:value-type="float">
            <text:p>27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36];&quot; &quot;;[.D36] ;&quot; &quot; ;[.A36];&quot; &quot;;[.B36])" office:value-type="string" office:string-value="BRISK     BRISK      MAT_FLANN     SEL_NN     " calcext:value-type="string">
            <text:p>BRISK <text:s text:c="4"/>BRISK <text:s text:c="5"/>MAT_FLANN <text:s text:c="4"/>SEL_NN <text:s text:c="4"/></text:p>
          </table:table-cell>
          <table:table-cell office:value-type="float" office:value="10740.2" calcext:value-type="float">
            <text:p>10740.2</text:p>
          </table:table-cell>
          <table:table-cell office:value-type="float" office:value="278.667" calcext:value-type="float">
            <text:p>27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37];&quot; &quot;;[.D37] ;&quot; &quot; ;[.A37];&quot; &quot;;[.B37])" office:value-type="string" office:string-value="BRISK     BRISK      MAT_FLANN     SEL_KNN    " calcext:value-type="string">
            <text:p>BRISK <text:s text:c="4"/>BRISK <text:s text:c="5"/>MAT_FLANN <text:s text:c="4"/>SEL_KNN <text:s text:c="3"/></text:p>
          </table:table-cell>
          <table:table-cell office:value-type="float" office:value="18080" calcext:value-type="float">
            <text:p>18080</text:p>
          </table:table-cell>
          <table:table-cell office:value-type="float" office:value="278.667" calcext:value-type="float">
            <text:p>27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38];&quot; &quot;;[.D38] ;&quot; &quot; ;[.A38];&quot; &quot;;[.B38])" office:value-type="string" office:string-value="BRISK     FREAK     MAT_BF      SEL_NN     " calcext:value-type="string">
            <text:p>BRISK <text:s text:c="4"/>FREAK <text:s text:c="4"/>MAT_BF <text:s text:c="5"/>SEL_NN <text:s text:c="4"/></text:p>
          </table:table-cell>
          <table:table-cell office:value-type="float" office:value="17715.8" calcext:value-type="float">
            <text:p>17715.8</text:p>
          </table:table-cell>
          <table:table-cell office:value-type="float" office:value="166.111" calcext:value-type="float">
            <text:p>166.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39];&quot; &quot;;[.D39] ;&quot; &quot; ;[.A39];&quot; &quot;;[.B39])" office:value-type="string" office:string-value="BRISK     FREAK     MAT_BF      SEL_KNN    " calcext:value-type="string">
            <text:p>BRISK <text:s text:c="4"/>FREAK <text:s text:c="4"/>MAT_BF <text:s text:c="5"/>SEL_KNN <text:s text:c="3"/></text:p>
          </table:table-cell>
          <table:table-cell office:value-type="float" office:value="17842" calcext:value-type="float">
            <text:p>17842</text:p>
          </table:table-cell>
          <table:table-cell office:value-type="float" office:value="258.444" calcext:value-type="float">
            <text:p>258.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40];&quot; &quot;;[.D40] ;&quot; &quot; ;[.A40];&quot; &quot;;[.B40])" office:value-type="string" office:string-value="BRISK     FREAK     MAT_FLANN     SEL_NN     " calcext:value-type="string">
            <text:p>BRISK <text:s text:c="4"/>FREAK <text:s text:c="4"/>MAT_FLANN <text:s text:c="4"/>SEL_NN <text:s text:c="4"/></text:p>
          </table:table-cell>
          <table:table-cell office:value-type="float" office:value="17649.8" calcext:value-type="float">
            <text:p>17649.8</text:p>
          </table:table-cell>
          <table:table-cell office:value-type="float" office:value="258.444" calcext:value-type="float">
            <text:p>258.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41];&quot; &quot;;[.D41] ;&quot; &quot; ;[.A41];&quot; &quot;;[.B41])" office:value-type="string" office:string-value="BRISK     FREAK     MAT_FLANN     SEL_KNN    " calcext:value-type="string">
            <text:p>BRISK <text:s text:c="4"/>FREAK <text:s text:c="4"/>MAT_FLANN <text:s text:c="4"/>SEL_KNN <text:s text:c="3"/></text:p>
          </table:table-cell>
          <table:table-cell office:value-type="float" office:value="17756.8" calcext:value-type="float">
            <text:p>17756.8</text:p>
          </table:table-cell>
          <table:table-cell office:value-type="float" office:value="258.444" calcext:value-type="float">
            <text:p>258.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42];&quot; &quot;;[.D42] ;&quot; &quot; ;[.A42];&quot; &quot;;[.B42])" office:value-type="string" office:string-value="BRISK     ORB        MAT_BF      SEL_NN     " calcext:value-type="string">
            <text:p>BRISK <text:s text:c="4"/>ORB <text:s text:c="7"/>MAT_BF <text:s text:c="5"/>SEL_NN <text:s text:c="4"/></text:p>
          </table:table-cell>
          <table:table-cell office:value-type="float" office:value="6126.44" calcext:value-type="float">
            <text:p>6126.44</text:p>
          </table:table-cell>
          <table:table-cell office:value-type="float" office:value="176.444" calcext:value-type="float">
            <text:p>176.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43];&quot; &quot;;[.D43] ;&quot; &quot; ;[.A43];&quot; &quot;;[.B43])" office:value-type="string" office:string-value="BRISK     ORB        MAT_BF      SEL_KNN    " calcext:value-type="string">
            <text:p>BRISK <text:s text:c="4"/>ORB <text:s text:c="7"/>MAT_BF <text:s text:c="5"/>SEL_KNN <text:s text:c="3"/></text:p>
          </table:table-cell>
          <table:table-cell office:value-type="float" office:value="6155.33" calcext:value-type="float">
            <text:p>6155.33</text:p>
          </table:table-cell>
          <table:table-cell office:value-type="float" office:value="278.667" calcext:value-type="float">
            <text:p>27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44];&quot; &quot;;[.D44] ;&quot; &quot; ;[.A44];&quot; &quot;;[.B44])" office:value-type="string" office:string-value="BRISK     ORB        MAT_FLANN     SEL_NN     " calcext:value-type="string">
            <text:p>BRISK <text:s text:c="4"/>ORB <text:s text:c="7"/>MAT_FLANN <text:s text:c="4"/>SEL_NN <text:s text:c="4"/></text:p>
          </table:table-cell>
          <table:table-cell office:value-type="float" office:value="6127.44" calcext:value-type="float">
            <text:p>6127.44</text:p>
          </table:table-cell>
          <table:table-cell office:value-type="float" office:value="278.667" calcext:value-type="float">
            <text:p>27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45];&quot; &quot;;[.D45] ;&quot; &quot; ;[.A45];&quot; &quot;;[.B45])" office:value-type="string" office:string-value="BRISK     ORB        MAT_FLANN     SEL_KNN    " calcext:value-type="string">
            <text:p>BRISK <text:s text:c="4"/>ORB <text:s text:c="7"/>MAT_FLANN <text:s text:c="4"/>SEL_KNN <text:s text:c="3"/></text:p>
          </table:table-cell>
          <table:table-cell office:value-type="float" office:value="6241" calcext:value-type="float">
            <text:p>6241</text:p>
          </table:table-cell>
          <table:table-cell office:value-type="float" office:value="278.667" calcext:value-type="float">
            <text:p>27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46];&quot; &quot;;[.D46] ;&quot; &quot; ;[.A46];&quot; &quot;;[.B46])" office:value-type="string" office:string-value="BRISK     SIFT      MAT_BF      SEL_NN     " calcext:value-type="string">
            <text:p>BRISK <text:s text:c="4"/>SIFT <text:s text:c="5"/>MAT_BF <text:s text:c="5"/>SEL_NN <text:s text:c="4"/></text:p>
          </table:table-cell>
          <table:table-cell office:value-type="float" office:value="12247" calcext:value-type="float">
            <text:p>12247</text:p>
          </table:table-cell>
          <table:table-cell office:value-type="float" office:value="170.667" calcext:value-type="float">
            <text:p>170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47];&quot; &quot;;[.D47] ;&quot; &quot; ;[.A47];&quot; &quot;;[.B47])" office:value-type="string" office:string-value="BRISK     SIFT      MAT_BF      SEL_KNN    " calcext:value-type="string">
            <text:p>BRISK <text:s text:c="4"/>SIFT <text:s text:c="5"/>MAT_BF <text:s text:c="5"/>SEL_KNN <text:s text:c="3"/></text:p>
          </table:table-cell>
          <table:table-cell office:value-type="float" office:value="12125.9" calcext:value-type="float">
            <text:p>12125.9</text:p>
          </table:table-cell>
          <table:table-cell office:value-type="float" office:value="278.667" calcext:value-type="float">
            <text:p>27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48];&quot; &quot;;[.D48] ;&quot; &quot; ;[.A48];&quot; &quot;;[.B48])" office:value-type="string" office:string-value="BRISK     SIFT      MAT_FLANN     SEL_NN     " calcext:value-type="string">
            <text:p>BRISK <text:s text:c="4"/>SIFT <text:s text:c="5"/>MAT_FLANN <text:s text:c="4"/>SEL_NN <text:s text:c="4"/></text:p>
          </table:table-cell>
          <table:table-cell office:value-type="float" office:value="12093.3" calcext:value-type="float">
            <text:p>12093.3</text:p>
          </table:table-cell>
          <table:table-cell office:value-type="float" office:value="278.667" calcext:value-type="float">
            <text:p>27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BRISK <text:s text:c="3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49];&quot; &quot;;[.D49] ;&quot; &quot; ;[.A49];&quot; &quot;;[.B49])" office:value-type="string" office:string-value="BRISK     SIFT      MAT_FLANN     SEL_KNN    " calcext:value-type="string">
            <text:p>BRISK <text:s text:c="4"/>SIFT <text:s text:c="5"/>MAT_FLANN <text:s text:c="4"/>SEL_KNN <text:s text:c="3"/></text:p>
          </table:table-cell>
          <table:table-cell office:value-type="float" office:value="12381.7" calcext:value-type="float">
            <text:p>12381.7</text:p>
          </table:table-cell>
          <table:table-cell office:value-type="float" office:value="278.667" calcext:value-type="float">
            <text:p>278.6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50];&quot; &quot;;[.D50])" office:value-type="string" office:string-value="FAST       AKAZE    " calcext:value-type="string">
            <text:p>FAST <text:s text:c="6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51];&quot; &quot;;[.D51])" office:value-type="string" office:string-value="FAST       AKAZE    " calcext:value-type="string">
            <text:p>FAST <text:s text:c="6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52];&quot; &quot;;[.D52])" office:value-type="string" office:string-value="FAST       AKAZE    " calcext:value-type="string">
            <text:p>FAST <text:s text:c="6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53];&quot; &quot;;[.D53])" office:value-type="string" office:string-value="FAST       AKAZE    " calcext:value-type="string">
            <text:p>FAST <text:s text:c="6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54];&quot; &quot;;[.D54] ;&quot; &quot; ;[.A54];&quot; &quot;;[.B54])" office:value-type="string" office:string-value="FAST       BRIEF     MAT_BF      SEL_NN     " calcext:value-type="string">
            <text:p>FAST <text:s text:c="6"/>BRIEF <text:s text:c="4"/>MAT_BF <text:s text:c="5"/>SEL_NN <text:s text:c="4"/></text:p>
          </table:table-cell>
          <table:table-cell office:value-type="float" office:value="851.333" calcext:value-type="float">
            <text:p>851.333</text:p>
          </table:table-cell>
          <table:table-cell office:value-type="float" office:value="288.444" calcext:value-type="float">
            <text:p>288.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55];&quot; &quot;;[.D55] ;&quot; &quot; ;[.A55];&quot; &quot;;[.B55])" office:value-type="string" office:string-value="FAST       BRIEF     MAT_BF      SEL_KNN    " calcext:value-type="string">
            <text:p>FAST <text:s text:c="6"/>BRIEF <text:s text:c="4"/>MAT_BF <text:s text:c="5"/>SEL_KNN <text:s text:c="3"/></text:p>
          </table:table-cell>
          <table:table-cell office:value-type="float" office:value="855.444" calcext:value-type="float">
            <text:p>855.444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56];&quot; &quot;;[.D56] ;&quot; &quot; ;[.A56];&quot; &quot;;[.B56])" office:value-type="string" office:string-value="FAST       BRIEF     MAT_FLANN     SEL_NN     " calcext:value-type="string">
            <text:p>FAST <text:s text:c="6"/>BRIEF <text:s text:c="4"/>MAT_FLANN <text:s text:c="4"/>SEL_NN <text:s text:c="4"/></text:p>
          </table:table-cell>
          <table:table-cell office:value-type="float" office:value="807.778" calcext:value-type="float">
            <text:p>807.778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57];&quot; &quot;;[.D57] ;&quot; &quot; ;[.A57];&quot; &quot;;[.B57])" office:value-type="string" office:string-value="FAST       BRIEF     MAT_FLANN     SEL_KNN    " calcext:value-type="string">
            <text:p>FAST <text:s text:c="6"/>BRIEF <text:s text:c="4"/>MAT_FLANN <text:s text:c="4"/>SEL_KNN <text:s text:c="3"/></text:p>
          </table:table-cell>
          <table:table-cell office:value-type="float" office:value="842.889" calcext:value-type="float">
            <text:p>842.889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58];&quot; &quot;;[.D58] ;&quot; &quot; ;[.A58];&quot; &quot;;[.B58])" office:value-type="string" office:string-value="FAST       BRISK      MAT_BF      SEL_NN     " calcext:value-type="string">
            <text:p>FAST <text:s text:c="6"/>BRISK <text:s text:c="5"/>MAT_BF <text:s text:c="5"/>SEL_NN <text:s text:c="4"/></text:p>
          </table:table-cell>
          <table:table-cell office:value-type="float" office:value="19792.1" calcext:value-type="float">
            <text:p>19792.1</text:p>
          </table:table-cell>
          <table:table-cell office:value-type="float" office:value="266.111" calcext:value-type="float">
            <text:p>266.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59];&quot; &quot;;[.D59] ;&quot; &quot; ;[.A59];&quot; &quot;;[.B59])" office:value-type="string" office:string-value="FAST       BRISK      MAT_BF      SEL_KNN    " calcext:value-type="string">
            <text:p>FAST <text:s text:c="6"/>BRISK <text:s text:c="5"/>MAT_BF <text:s text:c="5"/>SEL_KNN <text:s text:c="3"/></text:p>
          </table:table-cell>
          <table:table-cell office:value-type="float" office:value="11712.1" calcext:value-type="float">
            <text:p>11712.1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60];&quot; &quot;;[.D60] ;&quot; &quot; ;[.A60];&quot; &quot;;[.B60])" office:value-type="string" office:string-value="FAST       BRISK      MAT_FLANN     SEL_NN     " calcext:value-type="string">
            <text:p>FAST <text:s text:c="6"/>BRISK <text:s text:c="5"/>MAT_FLANN <text:s text:c="4"/>SEL_NN <text:s text:c="4"/></text:p>
          </table:table-cell>
          <table:table-cell office:value-type="float" office:value="11703.2" calcext:value-type="float">
            <text:p>11703.2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61];&quot; &quot;;[.D61] ;&quot; &quot; ;[.A61];&quot; &quot;;[.B61])" office:value-type="string" office:string-value="FAST       BRISK      MAT_FLANN     SEL_KNN    " calcext:value-type="string">
            <text:p>FAST <text:s text:c="6"/>BRISK <text:s text:c="5"/>MAT_FLANN <text:s text:c="4"/>SEL_KNN <text:s text:c="3"/></text:p>
          </table:table-cell>
          <table:table-cell office:value-type="float" office:value="11420" calcext:value-type="float">
            <text:p>11420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62];&quot; &quot;;[.D62] ;&quot; &quot; ;[.A62];&quot; &quot;;[.B62])" office:value-type="string" office:string-value="FAST       FREAK     MAT_BF      SEL_NN     " calcext:value-type="string">
            <text:p>FAST <text:s text:c="6"/>FREAK <text:s text:c="4"/>MAT_BF <text:s text:c="5"/>SEL_NN <text:s text:c="4"/></text:p>
          </table:table-cell>
          <table:table-cell office:value-type="float" office:value="18154.7" calcext:value-type="float">
            <text:p>18154.7</text:p>
          </table:table-cell>
          <table:table-cell office:value-type="float" office:value="264.667" calcext:value-type="float">
            <text:p>264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63];&quot; &quot;;[.D63] ;&quot; &quot; ;[.A63];&quot; &quot;;[.B63])" office:value-type="string" office:string-value="FAST       FREAK     MAT_BF      SEL_KNN    " calcext:value-type="string">
            <text:p>FAST <text:s text:c="6"/>FREAK <text:s text:c="4"/>MAT_BF <text:s text:c="5"/>SEL_KNN <text:s text:c="3"/></text:p>
          </table:table-cell>
          <table:table-cell office:value-type="float" office:value="17978.9" calcext:value-type="float">
            <text:p>17978.9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64];&quot; &quot;;[.D64] ;&quot; &quot; ;[.A64];&quot; &quot;;[.B64])" office:value-type="string" office:string-value="FAST       FREAK     MAT_FLANN     SEL_NN     " calcext:value-type="string">
            <text:p>FAST <text:s text:c="6"/>FREAK <text:s text:c="4"/>MAT_FLANN <text:s text:c="4"/>SEL_NN <text:s text:c="4"/></text:p>
          </table:table-cell>
          <table:table-cell office:value-type="float" office:value="17835.2" calcext:value-type="float">
            <text:p>17835.2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65];&quot; &quot;;[.D65] ;&quot; &quot; ;[.A65];&quot; &quot;;[.B65])" office:value-type="string" office:string-value="FAST       FREAK     MAT_FLANN     SEL_KNN    " calcext:value-type="string">
            <text:p>FAST <text:s text:c="6"/>FREAK <text:s text:c="4"/>MAT_FLANN <text:s text:c="4"/>SEL_KNN <text:s text:c="3"/></text:p>
          </table:table-cell>
          <table:table-cell office:value-type="float" office:value="18734" calcext:value-type="float">
            <text:p>18734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66];&quot; &quot;;[.D66] ;&quot; &quot; ;[.A66];&quot; &quot;;[.B66])" office:value-type="string" office:string-value="FAST       ORB        MAT_BF      SEL_NN     " calcext:value-type="string">
            <text:p>FAST <text:s text:c="6"/>ORB <text:s text:c="7"/>MAT_BF <text:s text:c="5"/>SEL_NN <text:s text:c="4"/></text:p>
          </table:table-cell>
          <table:table-cell office:value-type="float" office:value="2699.33" calcext:value-type="float">
            <text:p>2699.33</text:p>
          </table:table-cell>
          <table:table-cell office:value-type="float" office:value="287.556" calcext:value-type="float">
            <text:p>287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67];&quot; &quot;;[.D67] ;&quot; &quot; ;[.A67];&quot; &quot;;[.B67])" office:value-type="string" office:string-value="FAST       ORB        MAT_BF      SEL_KNN    " calcext:value-type="string">
            <text:p>FAST <text:s text:c="6"/>ORB <text:s text:c="7"/>MAT_BF <text:s text:c="5"/>SEL_KNN <text:s text:c="3"/></text:p>
          </table:table-cell>
          <table:table-cell office:value-type="float" office:value="2452.56" calcext:value-type="float">
            <text:p>2452.56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68];&quot; &quot;;[.D68] ;&quot; &quot; ;[.A68];&quot; &quot;;[.B68])" office:value-type="string" office:string-value="FAST       ORB        MAT_FLANN     SEL_NN     " calcext:value-type="string">
            <text:p>FAST <text:s text:c="6"/>ORB <text:s text:c="7"/>MAT_FLANN <text:s text:c="4"/>SEL_NN <text:s text:c="4"/></text:p>
          </table:table-cell>
          <table:table-cell office:value-type="float" office:value="2472.89" calcext:value-type="float">
            <text:p>2472.89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69];&quot; &quot;;[.D69] ;&quot; &quot; ;[.A69];&quot; &quot;;[.B69])" office:value-type="string" office:string-value="FAST       ORB        MAT_FLANN     SEL_KNN    " calcext:value-type="string">
            <text:p>FAST <text:s text:c="6"/>ORB <text:s text:c="7"/>MAT_FLANN <text:s text:c="4"/>SEL_KNN <text:s text:c="3"/></text:p>
          </table:table-cell>
          <table:table-cell office:value-type="float" office:value="2427" calcext:value-type="float">
            <text:p>2427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70];&quot; &quot;;[.D70] ;&quot; &quot; ;[.A70];&quot; &quot;;[.B70])" office:value-type="string" office:string-value="FAST       SIFT      MAT_BF      SEL_NN     " calcext:value-type="string">
            <text:p>FAST <text:s text:c="6"/>SIFT <text:s text:c="5"/>MAT_BF <text:s text:c="5"/>SEL_NN <text:s text:c="4"/></text:p>
          </table:table-cell>
          <table:table-cell office:value-type="float" office:value="9281.56" calcext:value-type="float">
            <text:p>9281.56</text:p>
          </table:table-cell>
          <table:table-cell office:value-type="float" office:value="293.444" calcext:value-type="float">
            <text:p>293.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71];&quot; &quot;;[.D71] ;&quot; &quot; ;[.A71];&quot; &quot;;[.B71])" office:value-type="string" office:string-value="FAST       SIFT      MAT_BF      SEL_KNN    " calcext:value-type="string">
            <text:p>FAST <text:s text:c="6"/>SIFT <text:s text:c="5"/>MAT_BF <text:s text:c="5"/>SEL_KNN <text:s text:c="3"/></text:p>
          </table:table-cell>
          <table:table-cell office:value-type="float" office:value="9604.33" calcext:value-type="float">
            <text:p>9604.33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72];&quot; &quot;;[.D72] ;&quot; &quot; ;[.A72];&quot; &quot;;[.B72])" office:value-type="string" office:string-value="FAST       SIFT      MAT_FLANN     SEL_NN     " calcext:value-type="string">
            <text:p>FAST <text:s text:c="6"/>SIFT <text:s text:c="5"/>MAT_FLANN <text:s text:c="4"/>SEL_NN <text:s text:c="4"/></text:p>
          </table:table-cell>
          <table:table-cell office:value-type="float" office:value="9209" calcext:value-type="float">
            <text:p>9209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FAST <text:s text:c="5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73];&quot; &quot;;[.D73] ;&quot; &quot; ;[.A73];&quot; &quot;;[.B73])" office:value-type="string" office:string-value="FAST       SIFT      MAT_FLANN     SEL_KNN    " calcext:value-type="string">
            <text:p>FAST <text:s text:c="6"/>SIFT <text:s text:c="5"/>MAT_FLANN <text:s text:c="4"/>SEL_KNN <text:s text:c="3"/></text:p>
          </table:table-cell>
          <table:table-cell office:value-type="float" office:value="9242.22" calcext:value-type="float">
            <text:p>9242.22</text:p>
          </table:table-cell>
          <table:table-cell office:value-type="float" office:value="410.333" calcext:value-type="float">
            <text:p>410.3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74];&quot; &quot;;[.D74])" office:value-type="string" office:string-value="HARRIS    AKAZE    " calcext:value-type="string">
            <text:p>HARRIS <text:s text:c="3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75];&quot; &quot;;[.D75])" office:value-type="string" office:string-value="HARRIS    AKAZE    " calcext:value-type="string">
            <text:p>HARRIS <text:s text:c="3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76];&quot; &quot;;[.D76])" office:value-type="string" office:string-value="HARRIS    AKAZE    " calcext:value-type="string">
            <text:p>HARRIS <text:s text:c="3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77];&quot; &quot;;[.D77])" office:value-type="string" office:string-value="HARRIS    AKAZE    " calcext:value-type="string">
            <text:p>HARRIS <text:s text:c="3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78];&quot; &quot;;[.D78] ;&quot; &quot; ;[.A78];&quot; &quot;;[.B78])" office:value-type="string" office:string-value="HARRIS    BRIEF     MAT_BF      SEL_NN     " calcext:value-type="string">
            <text:p>HARRIS <text:s text:c="3"/>BRIEF <text:s text:c="4"/>MAT_BF <text:s text:c="5"/>SEL_NN <text:s text:c="4"/></text:p>
          </table:table-cell>
          <table:table-cell office:value-type="float" office:value="153.889" calcext:value-type="float">
            <text:p>153.889</text:p>
          </table:table-cell>
          <table:table-cell office:value-type="float" office:value="18.2222" calcext:value-type="float">
            <text:p>18.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79];&quot; &quot;;[.D79] ;&quot; &quot; ;[.A79];&quot; &quot;;[.B79])" office:value-type="string" office:string-value="HARRIS    BRIEF     MAT_BF      SEL_KNN    " calcext:value-type="string">
            <text:p>HARRIS <text:s text:c="3"/>BRIEF <text:s text:c="4"/>MAT_BF <text:s text:c="5"/>SEL_KNN <text:s text:c="3"/></text:p>
          </table:table-cell>
          <table:table-cell office:value-type="float" office:value="146.111" calcext:value-type="float">
            <text:p>146.111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80];&quot; &quot;;[.D80] ;&quot; &quot; ;[.A80];&quot; &quot;;[.B80])" office:value-type="string" office:string-value="HARRIS    BRIEF     MAT_FLANN     SEL_NN     " calcext:value-type="string">
            <text:p>HARRIS <text:s text:c="3"/>BRIEF <text:s text:c="4"/>MAT_FLANN <text:s text:c="4"/>SEL_NN <text:s text:c="4"/></text:p>
          </table:table-cell>
          <table:table-cell office:value-type="float" office:value="143.889" calcext:value-type="float">
            <text:p>143.889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81];&quot; &quot;;[.D81] ;&quot; &quot; ;[.A81];&quot; &quot;;[.B81])" office:value-type="string" office:string-value="HARRIS    BRIEF     MAT_FLANN     SEL_KNN    " calcext:value-type="string">
            <text:p>HARRIS <text:s text:c="3"/>BRIEF <text:s text:c="4"/>MAT_FLANN <text:s text:c="4"/>SEL_KNN <text:s text:c="3"/></text:p>
          </table:table-cell>
          <table:table-cell office:value-type="float" office:value="146.111" calcext:value-type="float">
            <text:p>146.111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82];&quot; &quot;;[.D82] ;&quot; &quot; ;[.A82];&quot; &quot;;[.B82])" office:value-type="string" office:string-value="HARRIS    BRISK      MAT_BF      SEL_NN     " calcext:value-type="string">
            <text:p>HARRIS <text:s text:c="3"/>BRISK <text:s text:c="5"/>MAT_BF <text:s text:c="5"/>SEL_NN <text:s text:c="4"/></text:p>
          </table:table-cell>
          <table:table-cell office:value-type="float" office:value="17492.6" calcext:value-type="float">
            <text:p>17492.6</text:p>
          </table:table-cell>
          <table:table-cell office:value-type="float" office:value="16.5556" calcext:value-type="float">
            <text:p>16.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83];&quot; &quot;;[.D83] ;&quot; &quot; ;[.A83];&quot; &quot;;[.B83])" office:value-type="string" office:string-value="HARRIS    BRISK      MAT_BF      SEL_KNN    " calcext:value-type="string">
            <text:p>HARRIS <text:s text:c="3"/>BRISK <text:s text:c="5"/>MAT_BF <text:s text:c="5"/>SEL_KNN <text:s text:c="3"/></text:p>
          </table:table-cell>
          <table:table-cell office:value-type="float" office:value="8995.56" calcext:value-type="float">
            <text:p>8995.56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84];&quot; &quot;;[.D84] ;&quot; &quot; ;[.A84];&quot; &quot;;[.B84])" office:value-type="string" office:string-value="HARRIS    BRISK      MAT_FLANN     SEL_NN     " calcext:value-type="string">
            <text:p>HARRIS <text:s text:c="3"/>BRISK <text:s text:c="5"/>MAT_FLANN <text:s text:c="4"/>SEL_NN <text:s text:c="4"/></text:p>
          </table:table-cell>
          <table:table-cell office:value-type="float" office:value="8927.11" calcext:value-type="float">
            <text:p>8927.11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85];&quot; &quot;;[.D85] ;&quot; &quot; ;[.A85];&quot; &quot;;[.B85])" office:value-type="string" office:string-value="HARRIS    BRISK      MAT_FLANN     SEL_KNN    " calcext:value-type="string">
            <text:p>HARRIS <text:s text:c="3"/>BRISK <text:s text:c="5"/>MAT_FLANN <text:s text:c="4"/>SEL_KNN <text:s text:c="3"/></text:p>
          </table:table-cell>
          <table:table-cell office:value-type="float" office:value="9002.44" calcext:value-type="float">
            <text:p>9002.44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86];&quot; &quot;;[.D86] ;&quot; &quot; ;[.A86];&quot; &quot;;[.B86])" office:value-type="string" office:string-value="HARRIS    FREAK     MAT_BF      SEL_NN     " calcext:value-type="string">
            <text:p>HARRIS <text:s text:c="3"/>FREAK <text:s text:c="4"/>MAT_BF <text:s text:c="5"/>SEL_NN <text:s text:c="4"/></text:p>
          </table:table-cell>
          <table:table-cell office:value-type="float" office:value="16634.9" calcext:value-type="float">
            <text:p>16634.9</text:p>
          </table:table-cell>
          <table:table-cell office:value-type="float" office:value="17.2222" calcext:value-type="float">
            <text:p>17.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87];&quot; &quot;;[.D87] ;&quot; &quot; ;[.A87];&quot; &quot;;[.B87])" office:value-type="string" office:string-value="HARRIS    FREAK     MAT_BF      SEL_KNN    " calcext:value-type="string">
            <text:p>HARRIS <text:s text:c="3"/>FREAK <text:s text:c="4"/>MAT_BF <text:s text:c="5"/>SEL_KNN <text:s text:c="3"/></text:p>
          </table:table-cell>
          <table:table-cell office:value-type="float" office:value="16320.3" calcext:value-type="float">
            <text:p>16320.3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88];&quot; &quot;;[.D88] ;&quot; &quot; ;[.A88];&quot; &quot;;[.B88])" office:value-type="string" office:string-value="HARRIS    FREAK     MAT_FLANN     SEL_NN     " calcext:value-type="string">
            <text:p>HARRIS <text:s text:c="3"/>FREAK <text:s text:c="4"/>MAT_FLANN <text:s text:c="4"/>SEL_NN <text:s text:c="4"/></text:p>
          </table:table-cell>
          <table:table-cell office:value-type="float" office:value="16307.1" calcext:value-type="float">
            <text:p>16307.1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89];&quot; &quot;;[.D89] ;&quot; &quot; ;[.A89];&quot; &quot;;[.B89])" office:value-type="string" office:string-value="HARRIS    FREAK     MAT_FLANN     SEL_KNN    " calcext:value-type="string">
            <text:p>HARRIS <text:s text:c="3"/>FREAK <text:s text:c="4"/>MAT_FLANN <text:s text:c="4"/>SEL_KNN <text:s text:c="3"/></text:p>
          </table:table-cell>
          <table:table-cell office:value-type="float" office:value="16526" calcext:value-type="float">
            <text:p>16526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90];&quot; &quot;;[.D90] ;&quot; &quot; ;[.A90];&quot; &quot;;[.B90])" office:value-type="string" office:string-value="HARRIS    ORB        MAT_BF      SEL_NN     " calcext:value-type="string">
            <text:p>HARRIS <text:s text:c="3"/>ORB <text:s text:c="7"/>MAT_BF <text:s text:c="5"/>SEL_NN <text:s text:c="4"/></text:p>
          </table:table-cell>
          <table:table-cell office:value-type="float" office:value="1974" calcext:value-type="float">
            <text:p>1974</text:p>
          </table:table-cell>
          <table:table-cell office:value-type="float" office:value="17.8889" calcext:value-type="float">
            <text:p>17.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91];&quot; &quot;;[.D91] ;&quot; &quot; ;[.A91];&quot; &quot;;[.B91])" office:value-type="string" office:string-value="HARRIS    ORB        MAT_BF      SEL_KNN    " calcext:value-type="string">
            <text:p>HARRIS <text:s text:c="3"/>ORB <text:s text:c="7"/>MAT_BF <text:s text:c="5"/>SEL_KNN <text:s text:c="3"/></text:p>
          </table:table-cell>
          <table:table-cell office:value-type="float" office:value="1939" calcext:value-type="float">
            <text:p>1939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92];&quot; &quot;;[.D92] ;&quot; &quot; ;[.A92];&quot; &quot;;[.B92])" office:value-type="string" office:string-value="HARRIS    ORB        MAT_FLANN     SEL_NN     " calcext:value-type="string">
            <text:p>HARRIS <text:s text:c="3"/>ORB <text:s text:c="7"/>MAT_FLANN <text:s text:c="4"/>SEL_NN <text:s text:c="4"/></text:p>
          </table:table-cell>
          <table:table-cell office:value-type="float" office:value="1936" calcext:value-type="float">
            <text:p>1936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93];&quot; &quot;;[.D93] ;&quot; &quot; ;[.A93];&quot; &quot;;[.B93])" office:value-type="string" office:string-value="HARRIS    ORB        MAT_FLANN     SEL_KNN    " calcext:value-type="string">
            <text:p>HARRIS <text:s text:c="3"/>ORB <text:s text:c="7"/>MAT_FLANN <text:s text:c="4"/>SEL_KNN <text:s text:c="3"/></text:p>
          </table:table-cell>
          <table:table-cell office:value-type="float" office:value="1964" calcext:value-type="float">
            <text:p>1964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94];&quot; &quot;;[.D94] ;&quot; &quot; ;[.A94];&quot; &quot;;[.B94])" office:value-type="string" office:string-value="HARRIS    SIFT      MAT_BF      SEL_NN     " calcext:value-type="string">
            <text:p>HARRIS <text:s text:c="3"/>SIFT <text:s text:c="5"/>MAT_BF <text:s text:c="5"/>SEL_NN <text:s text:c="4"/></text:p>
          </table:table-cell>
          <table:table-cell office:value-type="float" office:value="7340.67" calcext:value-type="float">
            <text:p>7340.67</text:p>
          </table:table-cell>
          <table:table-cell office:value-type="float" office:value="18.2222" calcext:value-type="float">
            <text:p>18.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95];&quot; &quot;;[.D95] ;&quot; &quot; ;[.A95];&quot; &quot;;[.B95])" office:value-type="string" office:string-value="HARRIS    SIFT      MAT_BF      SEL_KNN    " calcext:value-type="string">
            <text:p>HARRIS <text:s text:c="3"/>SIFT <text:s text:c="5"/>MAT_BF <text:s text:c="5"/>SEL_KNN <text:s text:c="3"/></text:p>
          </table:table-cell>
          <table:table-cell office:value-type="float" office:value="7378.56" calcext:value-type="float">
            <text:p>7378.56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96];&quot; &quot;;[.D96] ;&quot; &quot; ;[.A96];&quot; &quot;;[.B96])" office:value-type="string" office:string-value="HARRIS    SIFT      MAT_FLANN     SEL_NN     " calcext:value-type="string">
            <text:p>HARRIS <text:s text:c="3"/>SIFT <text:s text:c="5"/>MAT_FLANN <text:s text:c="4"/>SEL_NN <text:s text:c="4"/></text:p>
          </table:table-cell>
          <table:table-cell office:value-type="float" office:value="7239" calcext:value-type="float">
            <text:p>7239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HARRIS <text:s text:c="2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97];&quot; &quot;;[.D97] ;&quot; &quot; ;[.A97];&quot; &quot;;[.B97])" office:value-type="string" office:string-value="HARRIS    SIFT      MAT_FLANN     SEL_KNN    " calcext:value-type="string">
            <text:p>HARRIS <text:s text:c="3"/>SIFT <text:s text:c="5"/>MAT_FLANN <text:s text:c="4"/>SEL_KNN <text:s text:c="3"/></text:p>
          </table:table-cell>
          <table:table-cell office:value-type="float" office:value="7407.44" calcext:value-type="float">
            <text:p>7407.44</text:p>
          </table:table-cell>
          <table:table-cell office:value-type="float" office:value="24.7778" calcext:value-type="float">
            <text:p>24.77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98];&quot; &quot;;[.D98])" office:value-type="string" office:string-value="ORB        AKAZE    " calcext:value-type="string">
            <text:p>ORB <text:s text:c="7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99];&quot; &quot;;[.D99])" office:value-type="string" office:string-value="ORB        AKAZE    " calcext:value-type="string">
            <text:p>ORB <text:s text:c="7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100];&quot; &quot;;[.D100])" office:value-type="string" office:string-value="ORB        AKAZE    " calcext:value-type="string">
            <text:p>ORB <text:s text:c="7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101];&quot; &quot;;[.D101])" office:value-type="string" office:string-value="ORB        AKAZE    " calcext:value-type="string">
            <text:p>ORB <text:s text:c="7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102];&quot; &quot;;[.D102] ;&quot; &quot; ;[.A102];&quot; &quot;;[.B102])" office:value-type="string" office:string-value="ORB        BRIEF     MAT_BF      SEL_NN     " calcext:value-type="string">
            <text:p>ORB <text:s text:c="7"/>BRIEF <text:s text:c="4"/>MAT_BF <text:s text:c="5"/>SEL_NN <text:s text:c="4"/></text:p>
          </table:table-cell>
          <table:table-cell office:value-type="float" office:value="243.667" calcext:value-type="float">
            <text:p>243.667</text:p>
          </table:table-cell>
          <table:table-cell office:value-type="float" office:value="61.1111" calcext:value-type="float">
            <text:p>61.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103];&quot; &quot;;[.D103] ;&quot; &quot; ;[.A103];&quot; &quot;;[.B103])" office:value-type="string" office:string-value="ORB        BRIEF     MAT_BF      SEL_KNN    " calcext:value-type="string">
            <text:p>ORB <text:s text:c="7"/>BRIEF <text:s text:c="4"/>MAT_BF <text:s text:c="5"/>SEL_KNN <text:s text:c="3"/></text:p>
          </table:table-cell>
          <table:table-cell office:value-type="float" office:value="270.667" calcext:value-type="float">
            <text:p>270.667</text:p>
          </table:table-cell>
          <table:table-cell office:value-type="float" office:value="114.778" calcext:value-type="float">
            <text:p>114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104];&quot; &quot;;[.D104] ;&quot; &quot; ;[.A104];&quot; &quot;;[.B104])" office:value-type="string" office:string-value="ORB        BRIEF     MAT_FLANN     SEL_NN     " calcext:value-type="string">
            <text:p>ORB <text:s text:c="7"/>BRIEF <text:s text:c="4"/>MAT_FLANN <text:s text:c="4"/>SEL_NN <text:s text:c="4"/></text:p>
          </table:table-cell>
          <table:table-cell office:value-type="float" office:value="270.111" calcext:value-type="float">
            <text:p>270.111</text:p>
          </table:table-cell>
          <table:table-cell office:value-type="float" office:value="114.778" calcext:value-type="float">
            <text:p>114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105];&quot; &quot;;[.D105] ;&quot; &quot; ;[.A105];&quot; &quot;;[.B105])" office:value-type="string" office:string-value="ORB        BRIEF     MAT_FLANN     SEL_KNN    " calcext:value-type="string">
            <text:p>ORB <text:s text:c="7"/>BRIEF <text:s text:c="4"/>MAT_FLANN <text:s text:c="4"/>SEL_KNN <text:s text:c="3"/></text:p>
          </table:table-cell>
          <table:table-cell office:value-type="float" office:value="256.889" calcext:value-type="float">
            <text:p>256.889</text:p>
          </table:table-cell>
          <table:table-cell office:value-type="float" office:value="114.778" calcext:value-type="float">
            <text:p>114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06];&quot; &quot;;[.D106] ;&quot; &quot; ;[.A106];&quot; &quot;;[.B106])" office:value-type="string" office:string-value="ORB        BRISK      MAT_BF      SEL_NN     " calcext:value-type="string">
            <text:p>ORB <text:s text:c="7"/>BRISK <text:s text:c="5"/>MAT_BF <text:s text:c="5"/>SEL_NN <text:s text:c="4"/></text:p>
          </table:table-cell>
          <table:table-cell office:value-type="float" office:value="17992.2" calcext:value-type="float">
            <text:p>17992.2</text:p>
          </table:table-cell>
          <table:table-cell office:value-type="float" office:value="79.6667" calcext:value-type="float">
            <text:p>79.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07];&quot; &quot;;[.D107] ;&quot; &quot; ;[.A107];&quot; &quot;;[.B107])" office:value-type="string" office:string-value="ORB        BRISK      MAT_BF      SEL_KNN    " calcext:value-type="string">
            <text:p>ORB <text:s text:c="7"/>BRISK <text:s text:c="5"/>MAT_BF <text:s text:c="5"/>SEL_KNN <text:s text:c="3"/></text:p>
          </table:table-cell>
          <table:table-cell office:value-type="float" office:value="16929.2" calcext:value-type="float">
            <text:p>16929.2</text:p>
          </table:table-cell>
          <table:table-cell office:value-type="float" office:value="105.556" calcext:value-type="float">
            <text:p>105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08];&quot; &quot;;[.D108] ;&quot; &quot; ;[.A108];&quot; &quot;;[.B108])" office:value-type="string" office:string-value="ORB        BRISK      MAT_FLANN     SEL_NN     " calcext:value-type="string">
            <text:p>ORB <text:s text:c="7"/>BRISK <text:s text:c="5"/>MAT_FLANN <text:s text:c="4"/>SEL_NN <text:s text:c="4"/></text:p>
          </table:table-cell>
          <table:table-cell office:value-type="float" office:value="9693.22" calcext:value-type="float">
            <text:p>9693.22</text:p>
          </table:table-cell>
          <table:table-cell office:value-type="float" office:value="105.556" calcext:value-type="float">
            <text:p>105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09];&quot; &quot;;[.D109] ;&quot; &quot; ;[.A109];&quot; &quot;;[.B109])" office:value-type="string" office:string-value="ORB        BRISK      MAT_FLANN     SEL_KNN    " calcext:value-type="string">
            <text:p>ORB <text:s text:c="7"/>BRISK <text:s text:c="5"/>MAT_FLANN <text:s text:c="4"/>SEL_KNN <text:s text:c="3"/></text:p>
          </table:table-cell>
          <table:table-cell office:value-type="float" office:value="17220" calcext:value-type="float">
            <text:p>17220</text:p>
          </table:table-cell>
          <table:table-cell office:value-type="float" office:value="105.556" calcext:value-type="float">
            <text:p>105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10];&quot; &quot;;[.D110] ;&quot; &quot; ;[.A110];&quot; &quot;;[.B110])" office:value-type="string" office:string-value="ORB        FREAK     MAT_BF      SEL_NN     " calcext:value-type="string">
            <text:p>ORB <text:s text:c="7"/>FREAK <text:s text:c="4"/>MAT_BF <text:s text:c="5"/>SEL_NN <text:s text:c="4"/></text:p>
          </table:table-cell>
          <table:table-cell office:value-type="float" office:value="16782.7" calcext:value-type="float">
            <text:p>16782.7</text:p>
          </table:table-cell>
          <table:table-cell office:value-type="float" office:value="45.7778" calcext:value-type="float">
            <text:p>45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11];&quot; &quot;;[.D111] ;&quot; &quot; ;[.A111];&quot; &quot;;[.B111])" office:value-type="string" office:string-value="ORB        FREAK     MAT_BF      SEL_KNN    " calcext:value-type="string">
            <text:p>ORB <text:s text:c="7"/>FREAK <text:s text:c="4"/>MAT_BF <text:s text:c="5"/>SEL_KNN <text:s text:c="3"/></text:p>
          </table:table-cell>
          <table:table-cell office:value-type="float" office:value="16756.9" calcext:value-type="float">
            <text:p>16756.9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12];&quot; &quot;;[.D112] ;&quot; &quot; ;[.A112];&quot; &quot;;[.B112])" office:value-type="string" office:string-value="ORB        FREAK     MAT_FLANN     SEL_NN     " calcext:value-type="string">
            <text:p>ORB <text:s text:c="7"/>FREAK <text:s text:c="4"/>MAT_FLANN <text:s text:c="4"/>SEL_NN <text:s text:c="4"/></text:p>
          </table:table-cell>
          <table:table-cell office:value-type="float" office:value="16541.3" calcext:value-type="float">
            <text:p>16541.3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13];&quot; &quot;;[.D113] ;&quot; &quot; ;[.A113];&quot; &quot;;[.B113])" office:value-type="string" office:string-value="ORB        FREAK     MAT_FLANN     SEL_KNN    " calcext:value-type="string">
            <text:p>ORB <text:s text:c="7"/>FREAK <text:s text:c="4"/>MAT_FLANN <text:s text:c="4"/>SEL_KNN <text:s text:c="3"/></text:p>
          </table:table-cell>
          <table:table-cell office:value-type="float" office:value="17174.1" calcext:value-type="float">
            <text:p>17174.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table:number-columns-repeated="2" office:value-type="string" calcext:value-type="string">
            <text:p>ORB <text:s text:c="6"/></text:p>
          </table:table-cell>
          <table:table-cell table:formula="of:=COM.MICROSOFT.CONCAT([.C114];&quot; &quot;;[.D114] ;&quot; &quot; ;[.A114];&quot; &quot;;[.B114])" office:value-type="string" office:string-value="ORB        ORB        MAT_BF      SEL_NN     " calcext:value-type="string">
            <text:p>ORB <text:s text:c="7"/>ORB <text:s text:c="7"/>MAT_BF <text:s text:c="5"/>SEL_NN <text:s text:c="4"/></text:p>
          </table:table-cell>
          <table:table-cell office:value-type="float" office:value="6638.33" calcext:value-type="float">
            <text:p>6638.33</text:p>
          </table:table-cell>
          <table:table-cell office:value-type="float" office:value="84.4444" calcext:value-type="float">
            <text:p>84.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table:number-columns-repeated="2" office:value-type="string" calcext:value-type="string">
            <text:p>ORB <text:s text:c="6"/></text:p>
          </table:table-cell>
          <table:table-cell table:formula="of:=COM.MICROSOFT.CONCAT([.C115];&quot; &quot;;[.D115] ;&quot; &quot; ;[.A115];&quot; &quot;;[.B115])" office:value-type="string" office:string-value="ORB        ORB        MAT_BF      SEL_KNN    " calcext:value-type="string">
            <text:p>ORB <text:s text:c="7"/>ORB <text:s text:c="7"/>MAT_BF <text:s text:c="5"/>SEL_KNN <text:s text:c="3"/></text:p>
          </table:table-cell>
          <table:table-cell office:value-type="float" office:value="6679.89" calcext:value-type="float">
            <text:p>6679.89</text:p>
          </table:table-cell>
          <table:table-cell office:value-type="float" office:value="114.778" calcext:value-type="float">
            <text:p>114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table:number-columns-repeated="2" office:value-type="string" calcext:value-type="string">
            <text:p>ORB <text:s text:c="6"/></text:p>
          </table:table-cell>
          <table:table-cell table:formula="of:=COM.MICROSOFT.CONCAT([.C116];&quot; &quot;;[.D116] ;&quot; &quot; ;[.A116];&quot; &quot;;[.B116])" office:value-type="string" office:string-value="ORB        ORB        MAT_FLANN     SEL_NN     " calcext:value-type="string">
            <text:p>ORB <text:s text:c="7"/>ORB <text:s text:c="7"/>MAT_FLANN <text:s text:c="4"/>SEL_NN <text:s text:c="4"/></text:p>
          </table:table-cell>
          <table:table-cell office:value-type="float" office:value="6659.44" calcext:value-type="float">
            <text:p>6659.44</text:p>
          </table:table-cell>
          <table:table-cell office:value-type="float" office:value="114.778" calcext:value-type="float">
            <text:p>114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table:number-columns-repeated="2" office:value-type="string" calcext:value-type="string">
            <text:p>ORB <text:s text:c="6"/></text:p>
          </table:table-cell>
          <table:table-cell table:formula="of:=COM.MICROSOFT.CONCAT([.C117];&quot; &quot;;[.D117] ;&quot; &quot; ;[.A117];&quot; &quot;;[.B117])" office:value-type="string" office:string-value="ORB        ORB        MAT_FLANN     SEL_KNN    " calcext:value-type="string">
            <text:p>ORB <text:s text:c="7"/>ORB <text:s text:c="7"/>MAT_FLANN <text:s text:c="4"/>SEL_KNN <text:s text:c="3"/></text:p>
          </table:table-cell>
          <table:table-cell office:value-type="float" office:value="6494.11" calcext:value-type="float">
            <text:p>6494.11</text:p>
          </table:table-cell>
          <table:table-cell office:value-type="float" office:value="114.778" calcext:value-type="float">
            <text:p>114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118];&quot; &quot;;[.D118] ;&quot; &quot; ;[.A118];&quot; &quot;;[.B118])" office:value-type="string" office:string-value="ORB        SIFT      MAT_BF      SEL_NN     " calcext:value-type="string">
            <text:p>ORB <text:s text:c="7"/>SIFT <text:s text:c="5"/>MAT_BF <text:s text:c="5"/>SEL_NN <text:s text:c="4"/></text:p>
          </table:table-cell>
          <table:table-cell office:value-type="float" office:value="13554.1" calcext:value-type="float">
            <text:p>13554.1</text:p>
          </table:table-cell>
          <table:table-cell office:value-type="float" office:value="79.7778" calcext:value-type="float">
            <text:p>79.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119];&quot; &quot;;[.D119] ;&quot; &quot; ;[.A119];&quot; &quot;;[.B119])" office:value-type="string" office:string-value="ORB        SIFT      MAT_BF      SEL_KNN    " calcext:value-type="string">
            <text:p>ORB <text:s text:c="7"/>SIFT <text:s text:c="5"/>MAT_BF <text:s text:c="5"/>SEL_KNN <text:s text:c="3"/></text:p>
          </table:table-cell>
          <table:table-cell office:value-type="float" office:value="13609.2" calcext:value-type="float">
            <text:p>13609.2</text:p>
          </table:table-cell>
          <table:table-cell office:value-type="float" office:value="114.778" calcext:value-type="float">
            <text:p>114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120];&quot; &quot;;[.D120] ;&quot; &quot; ;[.A120];&quot; &quot;;[.B120])" office:value-type="string" office:string-value="ORB        SIFT      MAT_FLANN     SEL_NN     " calcext:value-type="string">
            <text:p>ORB <text:s text:c="7"/>SIFT <text:s text:c="5"/>MAT_FLANN <text:s text:c="4"/>SEL_NN <text:s text:c="4"/></text:p>
          </table:table-cell>
          <table:table-cell office:value-type="float" office:value="13431.6" calcext:value-type="float">
            <text:p>13431.6</text:p>
          </table:table-cell>
          <table:table-cell office:value-type="float" office:value="114.778" calcext:value-type="float">
            <text:p>114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ORB <text:s text:c="6"/>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121];&quot; &quot;;[.D121] ;&quot; &quot; ;[.A121];&quot; &quot;;[.B121])" office:value-type="string" office:string-value="ORB        SIFT      MAT_FLANN     SEL_KNN    " calcext:value-type="string">
            <text:p>ORB <text:s text:c="7"/>SIFT <text:s text:c="5"/>MAT_FLANN <text:s text:c="4"/>SEL_KNN <text:s text:c="3"/></text:p>
          </table:table-cell>
          <table:table-cell office:value-type="float" office:value="13705.6" calcext:value-type="float">
            <text:p>13705.6</text:p>
          </table:table-cell>
          <table:table-cell office:value-type="float" office:value="114.778" calcext:value-type="float">
            <text:p>114.7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122];&quot; &quot;;[.D122])" office:value-type="string" office:string-value="SHITOMASI  AKAZE    " calcext:value-type="string">
            <text:p>SHITOMASI <text:s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123];&quot; &quot;;[.D123])" office:value-type="string" office:string-value="SHITOMASI  AKAZE    " calcext:value-type="string">
            <text:p>SHITOMASI <text:s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124];&quot; &quot;;[.D124])" office:value-type="string" office:string-value="SHITOMASI  AKAZE    " calcext:value-type="string">
            <text:p>SHITOMASI <text:s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125];&quot; &quot;;[.D125])" office:value-type="string" office:string-value="SHITOMASI  AKAZE    " calcext:value-type="string">
            <text:p>SHITOMASI <text:s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126];&quot; &quot;;[.D126] ;&quot; &quot; ;[.A126];&quot; &quot;;[.B126])" office:value-type="string" office:string-value="SHITOMASI  BRIEF     MAT_BF      SEL_NN     " calcext:value-type="string">
            <text:p>SHITOMASI <text:s/>BRIEF <text:s text:c="4"/>MAT_BF <text:s text:c="5"/>SEL_NN <text:s text:c="4"/></text:p>
          </table:table-cell>
          <table:table-cell office:value-type="float" office:value="283" calcext:value-type="float">
            <text:p>283</text:p>
          </table:table-cell>
          <table:table-cell office:value-type="float" office:value="100.444" calcext:value-type="float">
            <text:p>100.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127];&quot; &quot;;[.D127] ;&quot; &quot; ;[.A127];&quot; &quot;;[.B127])" office:value-type="string" office:string-value="SHITOMASI  BRIEF     MAT_BF      SEL_KNN    " calcext:value-type="string">
            <text:p>SHITOMASI <text:s/>BRIEF <text:s text:c="4"/>MAT_BF <text:s text:c="5"/>SEL_KNN <text:s text:c="3"/></text:p>
          </table:table-cell>
          <table:table-cell office:value-type="float" office:value="280.444" calcext:value-type="float">
            <text:p>280.444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128];&quot; &quot;;[.D128] ;&quot; &quot; ;[.A128];&quot; &quot;;[.B128])" office:value-type="string" office:string-value="SHITOMASI  BRIEF     MAT_FLANN     SEL_NN     " calcext:value-type="string">
            <text:p>SHITOMASI <text:s/>BRIEF <text:s text:c="4"/>MAT_FLANN <text:s text:c="4"/>SEL_NN <text:s text:c="4"/></text:p>
          </table:table-cell>
          <table:table-cell office:value-type="float" office:value="291" calcext:value-type="float">
            <text:p>291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129];&quot; &quot;;[.D129] ;&quot; &quot; ;[.A129];&quot; &quot;;[.B129])" office:value-type="string" office:string-value="SHITOMASI  BRIEF     MAT_FLANN     SEL_KNN    " calcext:value-type="string">
            <text:p>SHITOMASI <text:s/>BRIEF <text:s text:c="4"/>MAT_FLANN <text:s text:c="4"/>SEL_KNN <text:s text:c="3"/></text:p>
          </table:table-cell>
          <table:table-cell office:value-type="float" office:value="287.444" calcext:value-type="float">
            <text:p>287.444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30];&quot; &quot;;[.D130] ;&quot; &quot; ;[.A130];&quot; &quot;;[.B130])" office:value-type="string" office:string-value="SHITOMASI  BRISK      MAT_BF      SEL_NN     " calcext:value-type="string">
            <text:p>SHITOMASI <text:s/>BRISK <text:s text:c="5"/>MAT_BF <text:s text:c="5"/>SEL_NN <text:s text:c="4"/></text:p>
          </table:table-cell>
          <table:table-cell office:value-type="float" office:value="18188.8" calcext:value-type="float">
            <text:p>18188.8</text:p>
          </table:table-cell>
          <table:table-cell office:value-type="float" office:value="91.3333" calcext:value-type="float">
            <text:p>91.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31];&quot; &quot;;[.D131] ;&quot; &quot; ;[.A131];&quot; &quot;;[.B131])" office:value-type="string" office:string-value="SHITOMASI  BRISK      MAT_BF      SEL_KNN    " calcext:value-type="string">
            <text:p>SHITOMASI <text:s/>BRISK <text:s text:c="5"/>MAT_BF <text:s text:c="5"/>SEL_KNN <text:s text:c="3"/></text:p>
          </table:table-cell>
          <table:table-cell office:value-type="float" office:value="9539.33" calcext:value-type="float">
            <text:p>9539.33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32];&quot; &quot;;[.D132] ;&quot; &quot; ;[.A132];&quot; &quot;;[.B132])" office:value-type="string" office:string-value="SHITOMASI  BRISK      MAT_FLANN     SEL_NN     " calcext:value-type="string">
            <text:p>SHITOMASI <text:s/>BRISK <text:s text:c="5"/>MAT_FLANN <text:s text:c="4"/>SEL_NN <text:s text:c="4"/></text:p>
          </table:table-cell>
          <table:table-cell office:value-type="float" office:value="9448.33" calcext:value-type="float">
            <text:p>9448.33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33];&quot; &quot;;[.D133] ;&quot; &quot; ;[.A133];&quot; &quot;;[.B133])" office:value-type="string" office:string-value="SHITOMASI  BRISK      MAT_FLANN     SEL_KNN    " calcext:value-type="string">
            <text:p>SHITOMASI <text:s/>BRISK <text:s text:c="5"/>MAT_FLANN <text:s text:c="4"/>SEL_KNN <text:s text:c="3"/></text:p>
          </table:table-cell>
          <table:table-cell office:value-type="float" office:value="9521.67" calcext:value-type="float">
            <text:p>9521.67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34];&quot; &quot;;[.D134] ;&quot; &quot; ;[.A134];&quot; &quot;;[.B134])" office:value-type="string" office:string-value="SHITOMASI  FREAK     MAT_BF      SEL_NN     " calcext:value-type="string">
            <text:p>SHITOMASI <text:s/>FREAK <text:s text:c="4"/>MAT_BF <text:s text:c="5"/>SEL_NN <text:s text:c="4"/></text:p>
          </table:table-cell>
          <table:table-cell office:value-type="float" office:value="16967.2" calcext:value-type="float">
            <text:p>16967.2</text:p>
          </table:table-cell>
          <table:table-cell office:value-type="float" office:value="92.1111" calcext:value-type="float">
            <text:p>92.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35];&quot; &quot;;[.D135] ;&quot; &quot; ;[.A135];&quot; &quot;;[.B135])" office:value-type="string" office:string-value="SHITOMASI  FREAK     MAT_BF      SEL_KNN    " calcext:value-type="string">
            <text:p>SHITOMASI <text:s/>FREAK <text:s text:c="4"/>MAT_BF <text:s text:c="5"/>SEL_KNN <text:s text:c="3"/></text:p>
          </table:table-cell>
          <table:table-cell office:value-type="float" office:value="16808.1" calcext:value-type="float">
            <text:p>16808.1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36];&quot; &quot;;[.D136] ;&quot; &quot; ;[.A136];&quot; &quot;;[.B136])" office:value-type="string" office:string-value="SHITOMASI  FREAK     MAT_FLANN     SEL_NN     " calcext:value-type="string">
            <text:p>SHITOMASI <text:s/>FREAK <text:s text:c="4"/>MAT_FLANN <text:s text:c="4"/>SEL_NN <text:s text:c="4"/></text:p>
          </table:table-cell>
          <table:table-cell office:value-type="float" office:value="16600.7" calcext:value-type="float">
            <text:p>16600.7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37];&quot; &quot;;[.D137] ;&quot; &quot; ;[.A137];&quot; &quot;;[.B137])" office:value-type="string" office:string-value="SHITOMASI  FREAK     MAT_FLANN     SEL_KNN    " calcext:value-type="string">
            <text:p>SHITOMASI <text:s/>FREAK <text:s text:c="4"/>MAT_FLANN <text:s text:c="4"/>SEL_KNN <text:s text:c="3"/></text:p>
          </table:table-cell>
          <table:table-cell office:value-type="float" office:value="16674.4" calcext:value-type="float">
            <text:p>16674.4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ORB <text:s text:c="6"/></text:p>
          </table:table-cell>
          <table:table-cell table:formula="of:=COM.MICROSOFT.CONCAT([.C138];&quot; &quot;;[.D138] ;&quot; &quot; ;[.A138];&quot; &quot;;[.B138])" office:value-type="string" office:string-value="SHITOMASI  ORB        MAT_BF      SEL_NN     " calcext:value-type="string">
            <text:p>SHITOMASI <text:s/>ORB <text:s text:c="7"/>MAT_BF <text:s text:c="5"/>SEL_NN <text:s text:c="4"/></text:p>
          </table:table-cell>
          <table:table-cell office:value-type="float" office:value="2039.67" calcext:value-type="float">
            <text:p>2039.6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ORB <text:s text:c="6"/></text:p>
          </table:table-cell>
          <table:table-cell table:formula="of:=COM.MICROSOFT.CONCAT([.C139];&quot; &quot;;[.D139] ;&quot; &quot; ;[.A139];&quot; &quot;;[.B139])" office:value-type="string" office:string-value="SHITOMASI  ORB        MAT_BF      SEL_KNN    " calcext:value-type="string">
            <text:p>SHITOMASI <text:s/>ORB <text:s text:c="7"/>MAT_BF <text:s text:c="5"/>SEL_KNN <text:s text:c="3"/></text:p>
          </table:table-cell>
          <table:table-cell office:value-type="float" office:value="2060" calcext:value-type="float">
            <text:p>2060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ORB <text:s text:c="6"/></text:p>
          </table:table-cell>
          <table:table-cell table:formula="of:=COM.MICROSOFT.CONCAT([.C140];&quot; &quot;;[.D140] ;&quot; &quot; ;[.A140];&quot; &quot;;[.B140])" office:value-type="string" office:string-value="SHITOMASI  ORB        MAT_FLANN     SEL_NN     " calcext:value-type="string">
            <text:p>SHITOMASI <text:s/>ORB <text:s text:c="7"/>MAT_FLANN <text:s text:c="4"/>SEL_NN <text:s text:c="4"/></text:p>
          </table:table-cell>
          <table:table-cell office:value-type="float" office:value="1993.56" calcext:value-type="float">
            <text:p>1993.56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ORB <text:s text:c="6"/></text:p>
          </table:table-cell>
          <table:table-cell table:formula="of:=COM.MICROSOFT.CONCAT([.C141];&quot; &quot;;[.D141] ;&quot; &quot; ;[.A141];&quot; &quot;;[.B141])" office:value-type="string" office:string-value="SHITOMASI  ORB        MAT_FLANN     SEL_KNN    " calcext:value-type="string">
            <text:p>SHITOMASI <text:s/>ORB <text:s text:c="7"/>MAT_FLANN <text:s text:c="4"/>SEL_KNN <text:s text:c="3"/></text:p>
          </table:table-cell>
          <table:table-cell office:value-type="float" office:value="2075" calcext:value-type="float">
            <text:p>2075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142];&quot; &quot;;[.D142] ;&quot; &quot; ;[.A142];&quot; &quot;;[.B142])" office:value-type="string" office:string-value="SHITOMASI  SIFT      MAT_BF      SEL_NN     " calcext:value-type="string">
            <text:p>SHITOMASI <text:s/>SIFT <text:s text:c="5"/>MAT_BF <text:s text:c="5"/>SEL_NN <text:s text:c="4"/></text:p>
          </table:table-cell>
          <table:table-cell office:value-type="float" office:value="7503.11" calcext:value-type="float">
            <text:p>7503.11</text:p>
          </table:table-cell>
          <table:table-cell office:value-type="float" office:value="101.667" calcext:value-type="float">
            <text:p>101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143];&quot; &quot;;[.D143] ;&quot; &quot; ;[.A143];&quot; &quot;;[.B143])" office:value-type="string" office:string-value="SHITOMASI  SIFT      MAT_BF      SEL_KNN    " calcext:value-type="string">
            <text:p>SHITOMASI <text:s/>SIFT <text:s text:c="5"/>MAT_BF <text:s text:c="5"/>SEL_KNN <text:s text:c="3"/></text:p>
          </table:table-cell>
          <table:table-cell office:value-type="float" office:value="7478.67" calcext:value-type="float">
            <text:p>7478.67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144];&quot; &quot;;[.D144] ;&quot; &quot; ;[.A144];&quot; &quot;;[.B144])" office:value-type="string" office:string-value="SHITOMASI  SIFT      MAT_FLANN     SEL_NN     " calcext:value-type="string">
            <text:p>SHITOMASI <text:s/>SIFT <text:s text:c="5"/>MAT_FLANN <text:s text:c="4"/>SEL_NN <text:s text:c="4"/></text:p>
          </table:table-cell>
          <table:table-cell office:value-type="float" office:value="7404.33" calcext:value-type="float">
            <text:p>7404.33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HITOMASI </text:p>
          </table:table-cell>
          <table:table-cell office:value-type="string" calcext:value-type="string">
            <text:p>SIFT <text:s text:c="4"/></text:p>
          </table:table-cell>
          <table:table-cell table:formula="of:=COM.MICROSOFT.CONCAT([.C145];&quot; &quot;;[.D145] ;&quot; &quot; ;[.A145];&quot; &quot;;[.B145])" office:value-type="string" office:string-value="SHITOMASI  SIFT      MAT_FLANN     SEL_KNN    " calcext:value-type="string">
            <text:p>SHITOMASI <text:s/>SIFT <text:s text:c="5"/>MAT_FLANN <text:s text:c="4"/>SEL_KNN <text:s text:c="3"/></text:p>
          </table:table-cell>
          <table:table-cell office:value-type="float" office:value="7445.33" calcext:value-type="float">
            <text:p>7445.33</text:p>
          </table:table-cell>
          <table:table-cell office:value-type="float" office:value="118.556" calcext:value-type="float">
            <text:p>118.5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146];&quot; &quot;;[.D146])" office:value-type="string" office:string-value="SIFT      AKAZE    " calcext:value-type="string">
            <text:p>SIFT <text:s text:c="5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147];&quot; &quot;;[.D147])" office:value-type="string" office:string-value="SIFT      AKAZE    " calcext:value-type="string">
            <text:p>SIFT <text:s text:c="5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148];&quot; &quot;;[.D148])" office:value-type="string" office:string-value="SIFT      AKAZE    " calcext:value-type="string">
            <text:p>SIFT <text:s text:c="5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AKAZE <text:s text:c="3"/></text:p>
          </table:table-cell>
          <table:table-cell table:formula="of:=COM.MICROSOFT.CONCAT([.C149];&quot; &quot;;[.D149])" office:value-type="string" office:string-value="SIFT      AKAZE    " calcext:value-type="string">
            <text:p>SIFT <text:s text:c="5"/>AKAZE <text:s text:c="3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150];&quot; &quot;;[.D150] ;&quot; &quot; ;[.A150];&quot; &quot;;[.B150])" office:value-type="string" office:string-value="SIFT      BRIEF     MAT_BF      SEL_NN     " calcext:value-type="string">
            <text:p>SIFT <text:s text:c="5"/>BRIEF <text:s text:c="4"/>MAT_BF <text:s text:c="5"/>SEL_NN <text:s text:c="4"/></text:p>
          </table:table-cell>
          <table:table-cell office:value-type="float" office:value="355.556" calcext:value-type="float">
            <text:p>355.556</text:p>
          </table:table-cell>
          <table:table-cell office:value-type="float" office:value="83.6667" calcext:value-type="float">
            <text:p>83.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151];&quot; &quot;;[.D151] ;&quot; &quot; ;[.A151];&quot; &quot;;[.B151])" office:value-type="string" office:string-value="SIFT      BRIEF     MAT_BF      SEL_KNN    " calcext:value-type="string">
            <text:p>SIFT <text:s text:c="5"/>BRIEF <text:s text:c="4"/>MAT_BF <text:s text:c="5"/>SEL_KNN <text:s text:c="3"/></text:p>
          </table:table-cell>
          <table:table-cell office:value-type="float" office:value="389.111" calcext:value-type="float">
            <text:p>389.111</text:p>
          </table:table-cell>
          <table:table-cell office:value-type="float" office:value="138.778" calcext:value-type="float">
            <text:p>138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152];&quot; &quot;;[.D152] ;&quot; &quot; ;[.A152];&quot; &quot;;[.B152])" office:value-type="string" office:string-value="SIFT      BRIEF     MAT_FLANN     SEL_NN     " calcext:value-type="string">
            <text:p>SIFT <text:s text:c="5"/>BRIEF <text:s text:c="4"/>MAT_FLANN <text:s text:c="4"/>SEL_NN <text:s text:c="4"/></text:p>
          </table:table-cell>
          <table:table-cell office:value-type="float" office:value="392.556" calcext:value-type="float">
            <text:p>392.556</text:p>
          </table:table-cell>
          <table:table-cell office:value-type="float" office:value="138.778" calcext:value-type="float">
            <text:p>138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BRIEF <text:s text:c="3"/></text:p>
          </table:table-cell>
          <table:table-cell table:formula="of:=COM.MICROSOFT.CONCAT([.C153];&quot; &quot;;[.D153] ;&quot; &quot; ;[.A153];&quot; &quot;;[.B153])" office:value-type="string" office:string-value="SIFT      BRIEF     MAT_FLANN     SEL_KNN    " calcext:value-type="string">
            <text:p>SIFT <text:s text:c="5"/>BRIEF <text:s text:c="4"/>MAT_FLANN <text:s text:c="4"/>SEL_KNN <text:s text:c="3"/></text:p>
          </table:table-cell>
          <table:table-cell office:value-type="float" office:value="387.111" calcext:value-type="float">
            <text:p>387.111</text:p>
          </table:table-cell>
          <table:table-cell office:value-type="float" office:value="138.778" calcext:value-type="float">
            <text:p>138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54];&quot; &quot;;[.D154] ;&quot; &quot; ;[.A154];&quot; &quot;;[.B154])" office:value-type="string" office:string-value="SIFT      BRISK      MAT_BF      SEL_NN     " calcext:value-type="string">
            <text:p>SIFT <text:s text:c="5"/>BRISK <text:s text:c="5"/>MAT_BF <text:s text:c="5"/>SEL_NN <text:s text:c="4"/></text:p>
          </table:table-cell>
          <table:table-cell office:value-type="float" office:value="17867.6" calcext:value-type="float">
            <text:p>17867.6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55];&quot; &quot;;[.D155] ;&quot; &quot; ;[.A155];&quot; &quot;;[.B155])" office:value-type="string" office:string-value="SIFT      BRISK      MAT_BF      SEL_KNN    " calcext:value-type="string">
            <text:p>SIFT <text:s text:c="5"/>BRISK <text:s text:c="5"/>MAT_BF <text:s text:c="5"/>SEL_KNN <text:s text:c="3"/></text:p>
          </table:table-cell>
          <table:table-cell office:value-type="float" office:value="9686.78" calcext:value-type="float">
            <text:p>9686.78</text:p>
          </table:table-cell>
          <table:table-cell office:value-type="float" office:value="138.667" calcext:value-type="float">
            <text:p>13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56];&quot; &quot;;[.D156] ;&quot; &quot; ;[.A156];&quot; &quot;;[.B156])" office:value-type="string" office:string-value="SIFT      BRISK      MAT_FLANN     SEL_NN     " calcext:value-type="string">
            <text:p>SIFT <text:s text:c="5"/>BRISK <text:s text:c="5"/>MAT_FLANN <text:s text:c="4"/>SEL_NN <text:s text:c="4"/></text:p>
          </table:table-cell>
          <table:table-cell office:value-type="float" office:value="9651.22" calcext:value-type="float">
            <text:p>9651.22</text:p>
          </table:table-cell>
          <table:table-cell office:value-type="float" office:value="138.667" calcext:value-type="float">
            <text:p>13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BRISK <text:s text:c="4"/></text:p>
          </table:table-cell>
          <table:table-cell table:formula="of:=COM.MICROSOFT.CONCAT([.C157];&quot; &quot;;[.D157] ;&quot; &quot; ;[.A157];&quot; &quot;;[.B157])" office:value-type="string" office:string-value="SIFT      BRISK      MAT_FLANN     SEL_KNN    " calcext:value-type="string">
            <text:p>SIFT <text:s text:c="5"/>BRISK <text:s text:c="5"/>MAT_FLANN <text:s text:c="4"/>SEL_KNN <text:s text:c="3"/></text:p>
          </table:table-cell>
          <table:table-cell office:value-type="float" office:value="10765.8" calcext:value-type="float">
            <text:p>10765.8</text:p>
          </table:table-cell>
          <table:table-cell office:value-type="float" office:value="138.667" calcext:value-type="float">
            <text:p>13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58];&quot; &quot;;[.D158] ;&quot; &quot; ;[.A158];&quot; &quot;;[.B158])" office:value-type="string" office:string-value="SIFT      FREAK     MAT_BF      SEL_NN     " calcext:value-type="string">
            <text:p>SIFT <text:s text:c="5"/>FREAK <text:s text:c="4"/>MAT_BF <text:s text:c="5"/>SEL_NN <text:s text:c="4"/></text:p>
          </table:table-cell>
          <table:table-cell office:value-type="float" office:value="17187.8" calcext:value-type="float">
            <text:p>17187.8</text:p>
          </table:table-cell>
          <table:table-cell office:value-type="float" office:value="75.8889" calcext:value-type="float">
            <text:p>75.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59];&quot; &quot;;[.D159] ;&quot; &quot; ;[.A159];&quot; &quot;;[.B159])" office:value-type="string" office:string-value="SIFT      FREAK     MAT_BF      SEL_KNN    " calcext:value-type="string">
            <text:p>SIFT <text:s text:c="5"/>FREAK <text:s text:c="4"/>MAT_BF <text:s text:c="5"/>SEL_KNN <text:s text:c="3"/></text:p>
          </table:table-cell>
          <table:table-cell office:value-type="float" office:value="16929.6" calcext:value-type="float">
            <text:p>16929.6</text:p>
          </table:table-cell>
          <table:table-cell office:value-type="float" office:value="137.667" calcext:value-type="float">
            <text:p>137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60];&quot; &quot;;[.D160] ;&quot; &quot; ;[.A160];&quot; &quot;;[.B160])" office:value-type="string" office:string-value="SIFT      FREAK     MAT_FLANN     SEL_NN     " calcext:value-type="string">
            <text:p>SIFT <text:s text:c="5"/>FREAK <text:s text:c="4"/>MAT_FLANN <text:s text:c="4"/>SEL_NN <text:s text:c="4"/></text:p>
          </table:table-cell>
          <table:table-cell office:value-type="float" office:value="17106" calcext:value-type="float">
            <text:p>17106</text:p>
          </table:table-cell>
          <table:table-cell office:value-type="float" office:value="137.667" calcext:value-type="float">
            <text:p>137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FREAK <text:s text:c="3"/></text:p>
          </table:table-cell>
          <table:table-cell table:formula="of:=COM.MICROSOFT.CONCAT([.C161];&quot; &quot;;[.D161] ;&quot; &quot; ;[.A161];&quot; &quot;;[.B161])" office:value-type="string" office:string-value="SIFT      FREAK     MAT_FLANN     SEL_KNN    " calcext:value-type="string">
            <text:p>SIFT <text:s text:c="5"/>FREAK <text:s text:c="4"/>MAT_FLANN <text:s text:c="4"/>SEL_KNN <text:s text:c="3"/></text:p>
          </table:table-cell>
          <table:table-cell office:value-type="float" office:value="17622.9" calcext:value-type="float">
            <text:p>17622.9</text:p>
          </table:table-cell>
          <table:table-cell office:value-type="float" office:value="137.667" calcext:value-type="float">
            <text:p>137.6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162];&quot; &quot;;[.D162])" office:value-type="string" office:string-value="SIFT      ORB       " calcext:value-type="string">
            <text:p>SIFT <text:s text:c="5"/>ORB <text:s text:c="6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163];&quot; &quot;;[.D163])" office:value-type="string" office:string-value="SIFT      ORB       " calcext:value-type="string">
            <text:p>SIFT <text:s text:c="5"/>ORB <text:s text:c="6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164];&quot; &quot;;[.D164])" office:value-type="string" office:string-value="SIFT      ORB       " calcext:value-type="string">
            <text:p>SIFT <text:s text:c="5"/>ORB <text:s text:c="6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office:value-type="string" calcext:value-type="string">
            <text:p>SIFT <text:s text:c="4"/></text:p>
          </table:table-cell>
          <table:table-cell office:value-type="string" calcext:value-type="string">
            <text:p>ORB <text:s text:c="6"/></text:p>
          </table:table-cell>
          <table:table-cell table:formula="of:=COM.MICROSOFT.CONCAT([.C165];&quot; &quot;;[.D165])" office:value-type="string" office:string-value="SIFT      ORB       " calcext:value-type="string">
            <text:p>SIFT <text:s text:c="5"/>ORB <text:s text:c="6"/>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NN <text:s text:c="4"/></text:p>
          </table:table-cell>
          <table:table-cell table:number-columns-repeated="2" office:value-type="string" calcext:value-type="string">
            <text:p>SIFT <text:s text:c="4"/></text:p>
          </table:table-cell>
          <table:table-cell table:formula="of:=COM.MICROSOFT.CONCAT([.C166];&quot; &quot;;[.D166] ;&quot; &quot; ;[.A166];&quot; &quot;;[.B166])" office:value-type="string" office:string-value="SIFT      SIFT      MAT_BF      SEL_NN     " calcext:value-type="string">
            <text:p>SIFT <text:s text:c="5"/>SIFT <text:s text:c="5"/>MAT_BF <text:s text:c="5"/>SEL_NN <text:s text:c="4"/></text:p>
          </table:table-cell>
          <table:table-cell office:value-type="float" office:value="37840.1" calcext:value-type="float">
            <text:p>37840.1</text:p>
          </table:table-cell>
          <table:table-cell office:value-type="float" office:value="92.4444" calcext:value-type="float">
            <text:p>92.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BF <text:s text:c="4"/></text:p>
          </table:table-cell>
          <table:table-cell office:value-type="string" calcext:value-type="string">
            <text:p>SEL_KNN <text:s text:c="3"/></text:p>
          </table:table-cell>
          <table:table-cell table:number-columns-repeated="2" office:value-type="string" calcext:value-type="string">
            <text:p>SIFT <text:s text:c="4"/></text:p>
          </table:table-cell>
          <table:table-cell table:formula="of:=COM.MICROSOFT.CONCAT([.C167];&quot; &quot;;[.D167] ;&quot; &quot; ;[.A167];&quot; &quot;;[.B167])" office:value-type="string" office:string-value="SIFT      SIFT      MAT_BF      SEL_KNN    " calcext:value-type="string">
            <text:p>SIFT <text:s text:c="5"/>SIFT <text:s text:c="5"/>MAT_BF <text:s text:c="5"/>SEL_KNN <text:s text:c="3"/></text:p>
          </table:table-cell>
          <table:table-cell office:value-type="float" office:value="37023.9" calcext:value-type="float">
            <text:p>37023.9</text:p>
          </table:table-cell>
          <table:table-cell office:value-type="float" office:value="138.778" calcext:value-type="float">
            <text:p>138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NN <text:s text:c="4"/></text:p>
          </table:table-cell>
          <table:table-cell table:number-columns-repeated="2" office:value-type="string" calcext:value-type="string">
            <text:p>SIFT <text:s text:c="4"/></text:p>
          </table:table-cell>
          <table:table-cell table:formula="of:=COM.MICROSOFT.CONCAT([.C168];&quot; &quot;;[.D168] ;&quot; &quot; ;[.A168];&quot; &quot;;[.B168])" office:value-type="string" office:string-value="SIFT      SIFT      MAT_FLANN     SEL_NN     " calcext:value-type="string">
            <text:p>SIFT <text:s text:c="5"/>SIFT <text:s text:c="5"/>MAT_FLANN <text:s text:c="4"/>SEL_NN <text:s text:c="4"/></text:p>
          </table:table-cell>
          <table:table-cell office:value-type="float" office:value="37529.2" calcext:value-type="float">
            <text:p>37529.2</text:p>
          </table:table-cell>
          <table:table-cell office:value-type="float" office:value="138.778" calcext:value-type="float">
            <text:p>138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_FLANN <text:s text:c="3"/></text:p>
          </table:table-cell>
          <table:table-cell office:value-type="string" calcext:value-type="string">
            <text:p>SEL_KNN <text:s text:c="3"/></text:p>
          </table:table-cell>
          <table:table-cell table:number-columns-repeated="2" office:value-type="string" calcext:value-type="string">
            <text:p>SIFT <text:s text:c="4"/></text:p>
          </table:table-cell>
          <table:table-cell table:formula="of:=COM.MICROSOFT.CONCAT([.C169];&quot; &quot;;[.D169] ;&quot; &quot; ;[.A169];&quot; &quot;;[.B169])" office:value-type="string" office:string-value="SIFT      SIFT      MAT_FLANN     SEL_KNN    " calcext:value-type="string">
            <text:p>SIFT <text:s text:c="5"/>SIFT <text:s text:c="5"/>MAT_FLANN <text:s text:c="4"/>SEL_KNN <text:s text:c="3"/></text:p>
          </table:table-cell>
          <table:table-cell office:value-type="float" office:value="39394.7" calcext:value-type="float">
            <text:p>39394.7</text:p>
          </table:table-cell>
          <table:table-cell office:value-type="float" office:value="138.778" calcext:value-type="float">
            <text:p>138.77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est2.A1:test2.G169" table:display-filter-buttons="true">
          <table:filter>
            <table:filter-and>
              <table:filter-condition table:field-number="5" table:value="10318.3" table:operator="=">
                <table:filter-set-item table:value="10318.3"/>
                <table:filter-set-item table:value="10372"/>
                <table:filter-set-item table:value="10419"/>
                <table:filter-set-item table:value="10509.4"/>
                <table:filter-set-item table:value="10708.9"/>
                <table:filter-set-item table:value="10740.2"/>
                <table:filter-set-item table:value="10765.8"/>
                <table:filter-set-item table:value="11420"/>
                <table:filter-set-item table:value="11703.2"/>
                <table:filter-set-item table:value="11712.1"/>
                <table:filter-set-item table:value="12093.3"/>
                <table:filter-set-item table:value="12125.9"/>
                <table:filter-set-item table:value="12247"/>
                <table:filter-set-item table:value="12381.7"/>
                <table:filter-set-item table:value="12420.4"/>
                <table:filter-set-item table:value="13431.6"/>
                <table:filter-set-item table:value="13554.1"/>
                <table:filter-set-item table:value="13609.2"/>
                <table:filter-set-item table:value="13705.6"/>
                <table:filter-set-item table:value="143.889"/>
                <table:filter-set-item table:value="146.111"/>
                <table:filter-set-item table:value="153.889"/>
                <table:filter-set-item table:value="16307.1"/>
                <table:filter-set-item table:value="16320.3"/>
                <table:filter-set-item table:value="16526"/>
                <table:filter-set-item table:value="16541.3"/>
                <table:filter-set-item table:value="16600.7"/>
                <table:filter-set-item table:value="16634.9"/>
                <table:filter-set-item table:value="16674.4"/>
                <table:filter-set-item table:value="16756.9"/>
                <table:filter-set-item table:value="16782.7"/>
                <table:filter-set-item table:value="16808.1"/>
                <table:filter-set-item table:value="16929.2"/>
                <table:filter-set-item table:value="16929.6"/>
                <table:filter-set-item table:value="16967.2"/>
                <table:filter-set-item table:value="17106"/>
                <table:filter-set-item table:value="17174.1"/>
                <table:filter-set-item table:value="17187.8"/>
                <table:filter-set-item table:value="17220"/>
                <table:filter-set-item table:value="17268.6"/>
                <table:filter-set-item table:value="17438.2"/>
                <table:filter-set-item table:value="17456.6"/>
                <table:filter-set-item table:value="17492.6"/>
                <table:filter-set-item table:value="17622.9"/>
                <table:filter-set-item table:value="17631.2"/>
                <table:filter-set-item table:value="17649.8"/>
                <table:filter-set-item table:value="17715.8"/>
                <table:filter-set-item table:value="17756.8"/>
                <table:filter-set-item table:value="17790.4"/>
                <table:filter-set-item table:value="17835.2"/>
                <table:filter-set-item table:value="17842"/>
                <table:filter-set-item table:value="17867.6"/>
                <table:filter-set-item table:value="17978.9"/>
                <table:filter-set-item table:value="17992.2"/>
                <table:filter-set-item table:value="18080"/>
                <table:filter-set-item table:value="18154.7"/>
                <table:filter-set-item table:value="18188.8"/>
                <table:filter-set-item table:value="18252.8"/>
                <table:filter-set-item table:value="18679.8"/>
                <table:filter-set-item table:value="18734"/>
                <table:filter-set-item table:value="18857"/>
                <table:filter-set-item table:value="18884.8"/>
                <table:filter-set-item table:value="18960.3"/>
                <table:filter-set-item table:value="18960.4"/>
                <table:filter-set-item table:value="1936"/>
                <table:filter-set-item table:value="1939"/>
                <table:filter-set-item table:value="1964"/>
                <table:filter-set-item table:value="1974"/>
                <table:filter-set-item table:value="19792.1"/>
                <table:filter-set-item table:value="1993.56"/>
                <table:filter-set-item table:value="2039.67"/>
                <table:filter-set-item table:value="2060"/>
                <table:filter-set-item table:value="2075"/>
                <table:filter-set-item table:value="2427"/>
                <table:filter-set-item table:value="243.667"/>
                <table:filter-set-item table:value="2452.56"/>
                <table:filter-set-item table:value="2472.89"/>
                <table:filter-set-item table:value="256.889"/>
                <table:filter-set-item table:value="2699.33"/>
                <table:filter-set-item table:value="270.111"/>
                <table:filter-set-item table:value="270.667"/>
                <table:filter-set-item table:value="280.444"/>
                <table:filter-set-item table:value="283"/>
                <table:filter-set-item table:value="287.444"/>
                <table:filter-set-item table:value="291"/>
                <table:filter-set-item table:value="355.556"/>
                <table:filter-set-item table:value="37023.9"/>
                <table:filter-set-item table:value="37529.2"/>
                <table:filter-set-item table:value="37840.1"/>
                <table:filter-set-item table:value="387.111"/>
                <table:filter-set-item table:value="389.111"/>
                <table:filter-set-item table:value="392.556"/>
                <table:filter-set-item table:value="39394.7"/>
                <table:filter-set-item table:value="397"/>
                <table:filter-set-item table:value="403"/>
                <table:filter-set-item table:value="410.222"/>
                <table:filter-set-item table:value="413.667"/>
                <table:filter-set-item table:value="4423.89"/>
                <table:filter-set-item table:value="4478"/>
                <table:filter-set-item table:value="4478.11"/>
                <table:filter-set-item table:value="4557"/>
                <table:filter-set-item table:value="470.222"/>
                <table:filter-set-item table:value="484.111"/>
                <table:filter-set-item table:value="523.444"/>
                <table:filter-set-item table:value="535.667"/>
                <table:filter-set-item table:value="6126.44"/>
                <table:filter-set-item table:value="6127.44"/>
                <table:filter-set-item table:value="6155.33"/>
                <table:filter-set-item table:value="6241"/>
                <table:filter-set-item table:value="6494.11"/>
                <table:filter-set-item table:value="6638.33"/>
                <table:filter-set-item table:value="6659.44"/>
                <table:filter-set-item table:value="6679.89"/>
                <table:filter-set-item table:value="7239"/>
                <table:filter-set-item table:value="7340.67"/>
                <table:filter-set-item table:value="7378.56"/>
                <table:filter-set-item table:value="7404.33"/>
                <table:filter-set-item table:value="7407.44"/>
                <table:filter-set-item table:value="7445.33"/>
                <table:filter-set-item table:value="7478.67"/>
                <table:filter-set-item table:value="7503.11"/>
                <table:filter-set-item table:value="807.778"/>
                <table:filter-set-item table:value="842.889"/>
                <table:filter-set-item table:value="851.333"/>
                <table:filter-set-item table:value="855.444"/>
                <table:filter-set-item table:value="8927.11"/>
                <table:filter-set-item table:value="8995.56"/>
                <table:filter-set-item table:value="9002.44"/>
                <table:filter-set-item table:value="9209"/>
                <table:filter-set-item table:value="9242.22"/>
                <table:filter-set-item table:value="9281.56"/>
                <table:filter-set-item table:value="9448.33"/>
                <table:filter-set-item table:value="9521.67"/>
                <table:filter-set-item table:value="9539.33"/>
                <table:filter-set-item table:value="9604.33"/>
                <table:filter-set-item table:value="9651.22"/>
                <table:filter-set-item table:value="9686.78"/>
                <table:filter-set-item table:value="9693.22"/>
                <table:filter-set-item table:value="9902.33"/>
              </table:filter-condition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8T14:15:23.405431734</dc:date>
    <meta:editing-duration>PT30M31S</meta:editing-duration>
    <meta:editing-cycles>7</meta:editing-cycles>
    <meta:generator>LibreOffice/6.4.7.2$Linux_X86_64 LibreOffice_project/40$Build-2</meta:generator>
    <meta:document-statistic meta:table-count="1" meta:cell-count="118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-dash="Dot"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442cm" svg:height="14.451cm" xlink:href=".." xlink:type="simple" chart:class="chart:line" chart:style-name="ch1">
        <chart:title svg:x="12.193cm" svg:y="0.425cm" chart:style-name="ch2">
          <text:p>Detector Descriptor</text:p>
        </chart:title>
        <chart:legend chart:legend-position="end" svg:x="20.418cm" svg:y="0.318cm" style:legend-expansion="custom" chartooo:width="4.479cm" chartooo:height="1.096cm" style:legend-expansion-aspect-ratio="4.08667883211679" chart:style-name="ch3"/>
        <chart:plot-area chart:style-name="ch4" table:cell-range-address="test2.F1:test2.G169" chart:data-source-has-labels="row" svg:x="0.568cm" svg:y="1.414cm" svg:width="27.337cm" svg:height="12.668cm">
          <chartooo:coordinate-region svg:x="1.745cm" svg:y="1.613cm" svg:width="25.352cm" svg:height="11.545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axis chart:dimension="y" chart:name="secondary-y" chart:style-name="ch9"/>
          <chart:series chart:attached-axis="primary-y" chart:style-name="ch10" chart:values-cell-range-address="test2.F2:test2.F169" chart:label-cell-address="test2.F1:test2.F1" chart:class="chart:line">
            <chart:data-point chart:repeated="140"/>
          </chart:series>
          <chart:series chart:attached-axis="secondary-y" chart:style-name="ch11" chart:values-cell-range-address="test2.G2:test2.G169" chart:label-cell-address="test2.G1:test2.G1" chart:class="chart:line">
            <chart:data-point chart:repeated="1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c-time</text:p>
                <draw:g>
                  <svg:desc>test2.F1:test2.F1</svg:desc>
                </draw:g>
              </table:table-cell>
              <table:table-cell office:value-type="string">
                <text:p>No of Match</text:p>
                <draw:g>
                  <svg:desc>test2.G1:tes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4.8">
                <text:p>18884.8</text:p>
                <draw:g>
                  <svg:desc>test2.F2:test2.F169</svg:desc>
                </draw:g>
              </table:table-cell>
              <table:table-cell office:value-type="float" office:value="138.889">
                <text:p>138.889</text:p>
                <draw:g>
                  <svg:desc>test2.G2:test2.G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57">
                <text:p>18857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79.8">
                <text:p>18679.8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60.3">
                <text:p>18960.3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">
                <text:p>403</text:p>
              </table:table-cell>
              <table:table-cell office:value-type="float" office:value="139.222">
                <text:p>139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0.222">
                <text:p>410.222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7">
                <text:p>397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3.667">
                <text:p>413.667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252.8">
                <text:p>18252.8</text:p>
              </table:table-cell>
              <table:table-cell office:value-type="float" office:value="139.556">
                <text:p>139.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20.4">
                <text:p>12420.4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02.33">
                <text:p>9902.33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31.2">
                <text:p>17631.2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38.2">
                <text:p>17438.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56.6">
                <text:p>17456.6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268.6">
                <text:p>17268.6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90.4">
                <text:p>17790.4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78">
                <text:p>447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78.11">
                <text:p>4478.11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3.89">
                <text:p>4423.89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57">
                <text:p>4557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72">
                <text:p>10372</text:p>
              </table:table-cell>
              <table:table-cell office:value-type="float" office:value="141.889">
                <text:p>141.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9.4">
                <text:p>10509.4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19">
                <text:p>10419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18.3">
                <text:p>10318.3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3.444">
                <text:p>523.444</text:p>
              </table:table-cell>
              <table:table-cell office:value-type="float" office:value="172.222">
                <text:p>172.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5.667">
                <text:p>535.667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0.222">
                <text:p>470.222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4.111">
                <text:p>484.111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960.4">
                <text:p>18960.4</text:p>
              </table:table-cell>
              <table:table-cell office:value-type="float" office:value="177.778">
                <text:p>177.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08.9">
                <text:p>10708.9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40.2">
                <text:p>10740.2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80">
                <text:p>18080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715.8">
                <text:p>17715.8</text:p>
              </table:table-cell>
              <table:table-cell office:value-type="float" office:value="166.111">
                <text:p>166.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842">
                <text:p>17842</text:p>
              </table:table-cell>
              <table:table-cell office:value-type="float" office:value="258.444">
                <text:p>258.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649.8">
                <text:p>17649.8</text:p>
              </table:table-cell>
              <table:table-cell office:value-type="float" office:value="258.444">
                <text:p>258.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56.8">
                <text:p>17756.8</text:p>
              </table:table-cell>
              <table:table-cell office:value-type="float" office:value="258.444">
                <text:p>258.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26.44">
                <text:p>6126.44</text:p>
              </table:table-cell>
              <table:table-cell office:value-type="float" office:value="176.444">
                <text:p>176.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55.33">
                <text:p>6155.33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27.44">
                <text:p>6127.44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41">
                <text:p>6241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47">
                <text:p>12247</text:p>
              </table:table-cell>
              <table:table-cell office:value-type="float" office:value="170.667">
                <text:p>170.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25.9">
                <text:p>12125.9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93.3">
                <text:p>12093.3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81.7">
                <text:p>12381.7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1.333">
                <text:p>851.333</text:p>
              </table:table-cell>
              <table:table-cell office:value-type="float" office:value="288.444">
                <text:p>288.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5.444">
                <text:p>855.444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7.778">
                <text:p>807.778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2.889">
                <text:p>842.889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92.1">
                <text:p>19792.1</text:p>
              </table:table-cell>
              <table:table-cell office:value-type="float" office:value="266.111">
                <text:p>266.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12.1">
                <text:p>11712.1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703.2">
                <text:p>11703.2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420">
                <text:p>11420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54.7">
                <text:p>18154.7</text:p>
              </table:table-cell>
              <table:table-cell office:value-type="float" office:value="264.667">
                <text:p>264.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978.9">
                <text:p>17978.9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835.2">
                <text:p>17835.2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734">
                <text:p>18734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99.33">
                <text:p>2699.33</text:p>
              </table:table-cell>
              <table:table-cell office:value-type="float" office:value="287.556">
                <text:p>287.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52.56">
                <text:p>2452.56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72.89">
                <text:p>2472.89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27">
                <text:p>2427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81.56">
                <text:p>9281.56</text:p>
              </table:table-cell>
              <table:table-cell office:value-type="float" office:value="293.444">
                <text:p>293.4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04.33">
                <text:p>9604.33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09">
                <text:p>9209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42.22">
                <text:p>9242.22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3.889">
                <text:p>153.889</text:p>
              </table:table-cell>
              <table:table-cell office:value-type="float" office:value="18.2222">
                <text:p>18.2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.111">
                <text:p>146.111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3.889">
                <text:p>143.889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.111">
                <text:p>146.111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492.6">
                <text:p>17492.6</text:p>
              </table:table-cell>
              <table:table-cell office:value-type="float" office:value="16.5556">
                <text:p>16.5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95.56">
                <text:p>8995.56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27.11">
                <text:p>8927.11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02.44">
                <text:p>9002.44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634.9">
                <text:p>16634.9</text:p>
              </table:table-cell>
              <table:table-cell office:value-type="float" office:value="17.2222">
                <text:p>17.2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320.3">
                <text:p>16320.3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307.1">
                <text:p>16307.1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26">
                <text:p>16526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4">
                <text:p>1974</text:p>
              </table:table-cell>
              <table:table-cell office:value-type="float" office:value="17.8889">
                <text:p>17.8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39">
                <text:p>1939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36">
                <text:p>1936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64">
                <text:p>1964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40.67">
                <text:p>7340.67</text:p>
              </table:table-cell>
              <table:table-cell office:value-type="float" office:value="18.2222">
                <text:p>18.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78.56">
                <text:p>7378.56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39">
                <text:p>7239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07.44">
                <text:p>7407.44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3.667">
                <text:p>243.667</text:p>
              </table:table-cell>
              <table:table-cell office:value-type="float" office:value="61.1111">
                <text:p>61.11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0.667">
                <text:p>270.667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0.111">
                <text:p>270.111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6.889">
                <text:p>256.889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992.2">
                <text:p>17992.2</text:p>
              </table:table-cell>
              <table:table-cell office:value-type="float" office:value="79.6667">
                <text:p>79.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929.2">
                <text:p>16929.2</text:p>
              </table:table-cell>
              <table:table-cell office:value-type="float" office:value="105.556">
                <text:p>105.5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93.22">
                <text:p>9693.22</text:p>
              </table:table-cell>
              <table:table-cell office:value-type="float" office:value="105.556">
                <text:p>105.5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220">
                <text:p>17220</text:p>
              </table:table-cell>
              <table:table-cell office:value-type="float" office:value="105.556">
                <text:p>105.5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782.7">
                <text:p>16782.7</text:p>
              </table:table-cell>
              <table:table-cell office:value-type="float" office:value="45.7778">
                <text:p>45.77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756.9">
                <text:p>16756.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541.3">
                <text:p>16541.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174.1">
                <text:p>17174.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638.33">
                <text:p>6638.33</text:p>
              </table:table-cell>
              <table:table-cell office:value-type="float" office:value="84.4444">
                <text:p>84.4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79.89">
                <text:p>6679.89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59.44">
                <text:p>6659.44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494.11">
                <text:p>6494.11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554.1">
                <text:p>13554.1</text:p>
              </table:table-cell>
              <table:table-cell office:value-type="float" office:value="79.7778">
                <text:p>79.77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609.2">
                <text:p>13609.2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431.6">
                <text:p>13431.6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705.6">
                <text:p>13705.6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3">
                <text:p>283</text:p>
              </table:table-cell>
              <table:table-cell office:value-type="float" office:value="100.444">
                <text:p>100.4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0.444">
                <text:p>280.444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1">
                <text:p>291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7.444">
                <text:p>287.444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188.8">
                <text:p>18188.8</text:p>
              </table:table-cell>
              <table:table-cell office:value-type="float" office:value="91.3333">
                <text:p>91.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39.33">
                <text:p>9539.33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48.33">
                <text:p>9448.33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521.67">
                <text:p>9521.67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967.2">
                <text:p>16967.2</text:p>
              </table:table-cell>
              <table:table-cell office:value-type="float" office:value="92.1111">
                <text:p>92.11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808.1">
                <text:p>16808.1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00.7">
                <text:p>16600.7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674.4">
                <text:p>16674.4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39.67">
                <text:p>2039.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60">
                <text:p>2060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93.56">
                <text:p>1993.56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75">
                <text:p>2075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03.11">
                <text:p>7503.11</text:p>
              </table:table-cell>
              <table:table-cell office:value-type="float" office:value="101.667">
                <text:p>101.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78.67">
                <text:p>7478.67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404.33">
                <text:p>7404.33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45.33">
                <text:p>7445.33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5.556">
                <text:p>355.556</text:p>
              </table:table-cell>
              <table:table-cell office:value-type="float" office:value="83.6667">
                <text:p>83.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9.111">
                <text:p>389.111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2.556">
                <text:p>392.556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7.111">
                <text:p>387.111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867.6">
                <text:p>17867.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86.78">
                <text:p>9686.78</text:p>
              </table:table-cell>
              <table:table-cell office:value-type="float" office:value="138.667">
                <text:p>138.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651.22">
                <text:p>9651.22</text:p>
              </table:table-cell>
              <table:table-cell office:value-type="float" office:value="138.667">
                <text:p>138.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765.8">
                <text:p>10765.8</text:p>
              </table:table-cell>
              <table:table-cell office:value-type="float" office:value="138.667">
                <text:p>138.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187.8">
                <text:p>17187.8</text:p>
              </table:table-cell>
              <table:table-cell office:value-type="float" office:value="75.8889">
                <text:p>75.88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929.6">
                <text:p>16929.6</text:p>
              </table:table-cell>
              <table:table-cell office:value-type="float" office:value="137.667">
                <text:p>137.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106">
                <text:p>17106</text:p>
              </table:table-cell>
              <table:table-cell office:value-type="float" office:value="137.667">
                <text:p>137.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622.9">
                <text:p>17622.9</text:p>
              </table:table-cell>
              <table:table-cell office:value-type="float" office:value="137.667">
                <text:p>137.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840.1">
                <text:p>37840.1</text:p>
              </table:table-cell>
              <table:table-cell office:value-type="float" office:value="92.4444">
                <text:p>92.44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023.9">
                <text:p>37023.9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529.2">
                <text:p>37529.2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394.7">
                <text:p>39394.7</text:p>
              </table:table-cell>
              <table:table-cell office:value-type="float" office:value="138.778">
                <text:p>138.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